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1d675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officeooo:paragraph-rsid="002469e6"/>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469e6"/>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65196"/>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95e44"/>
    </style:style>
    <style:style style:name="P18"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2aca68"/>
    </style:style>
    <style:style style:name="P19"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06cf2"/>
    </style:style>
    <style:style style:name="P20"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28f0d"/>
    </style:style>
    <style:style style:name="P21" style:family="paragraph" style:parent-style-name="Text_20_body">
      <style:paragraph-properties fo:margin-left="0in" fo:margin-right="0in" fo:text-align="justify" style:justify-single-word="false" fo:text-indent="0.1965in" style:auto-text-indent="false"/>
      <style:text-properties fo:language="ru" fo:country="RU" officeooo:rsid="002469e6" officeooo:paragraph-rsid="003a050a"/>
    </style:style>
    <style:style style:name="P22" style:family="paragraph" style:parent-style-name="Text_20_body">
      <style:paragraph-properties fo:margin-left="0in" fo:margin-right="0in" fo:text-align="justify" style:justify-single-word="false" fo:text-indent="0.1965in" style:auto-text-indent="false"/>
      <style:text-properties fo:language="ru" fo:country="RU" officeooo:rsid="00265196" officeooo:paragraph-rsid="00265196"/>
    </style:style>
    <style:style style:name="P23" style:family="paragraph" style:parent-style-name="Text_20_body">
      <style:paragraph-properties fo:margin-left="0in" fo:margin-right="0in" fo:text-align="justify" style:justify-single-word="false" fo:text-indent="0.1965in" style:auto-text-indent="false"/>
      <style:text-properties fo:language="ru" fo:country="RU" officeooo:rsid="002b87f8" officeooo:paragraph-rsid="002cfabc"/>
    </style:style>
    <style:style style:name="P24" style:family="paragraph" style:parent-style-name="Text_20_body">
      <style:paragraph-properties fo:margin-left="0in" fo:margin-right="0in" fo:text-align="justify" style:justify-single-word="false" fo:text-indent="0.1965in" style:auto-text-indent="false"/>
      <style:text-properties fo:language="ru" fo:country="RU" officeooo:rsid="0031ac92" officeooo:paragraph-rsid="0031ac92"/>
    </style:style>
    <style:style style:name="P25" style:family="paragraph" style:parent-style-name="Text_20_body">
      <style:paragraph-properties fo:margin-left="0in" fo:margin-right="0in" fo:text-align="justify" style:justify-single-word="false" fo:text-indent="0.1965in" style:auto-text-indent="false"/>
      <style:text-properties fo:language="ru" fo:country="RU" officeooo:rsid="00378faf" officeooo:paragraph-rsid="00378faf"/>
    </style:style>
    <style:style style:name="P26" style:family="paragraph" style:parent-style-name="Text_20_body">
      <style:paragraph-properties fo:margin-left="0in" fo:margin-right="0in" fo:text-align="justify" style:justify-single-word="false" fo:text-indent="0.1965in" style:auto-text-indent="false"/>
      <style:text-properties fo:language="ru" fo:country="RU" officeooo:rsid="003c9526" officeooo:paragraph-rsid="003c9526"/>
    </style:style>
    <style:style style:name="P2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2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3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3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6666ff"/>
    </style:style>
    <style:style style:name="P3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41" style:family="paragraph" style:parent-style-name="Text_20_body">
      <style:paragraph-properties fo:margin-left="0in" fo:margin-right="0in" fo:text-align="justify" style:justify-single-word="false" fo:text-indent="0.1965in" style:auto-text-indent="false"/>
      <style:text-properties fo:color="#800000"/>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4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fo:color="#0000ff"/>
    </style:style>
    <style:style style:name="P6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officeooo:rsid="0020dfed" officeooo:paragraph-rsid="0020dfed"/>
    </style:style>
    <style:style style:name="P6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3" style:family="paragraph" style:parent-style-name="Text_20_body">
      <style:paragraph-properties fo:text-align="justify" style:justify-single-word="false"/>
    </style:style>
    <style:style style:name="P84" style:family="paragraph" style:parent-style-name="Text_20_body">
      <style:text-properties fo:color="#ff6600" fo:language="ru" fo:country="RU"/>
    </style:style>
    <style:style style:name="P85" style:family="paragraph" style:parent-style-name="Text_20_body">
      <style:text-properties fo:language="ru" fo:country="RU"/>
    </style:style>
    <style:style style:name="P86" style:family="paragraph" style:parent-style-name="Text_20_body">
      <loext:graphic-properties draw:fill="solid" draw:fill-color="#eeeeee" draw:opacity="100%"/>
      <style:paragraph-properties fo:background-color="#eeeeee"/>
      <style:text-properties fo:language="ru" fo:country="RU"/>
    </style:style>
    <style:style style:name="P8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8" style:family="paragraph" style:parent-style-name="Text_20_body">
      <loext:graphic-properties draw:fill="solid" draw:fill-color="#eeeeee" draw:opacity="100%"/>
      <style:paragraph-properties fo:background-color="#eeeeee"/>
    </style:style>
    <style:style style:name="P89" style:family="paragraph" style:parent-style-name="First_20_line_20_indent">
      <loext:graphic-properties draw:fill="solid" draw:fill-color="#eeeeee" draw:opacity="100%"/>
      <style:paragraph-properties fo:background-color="#eeeeee"/>
      <style:text-properties fo:language="ru" fo:country="RU"/>
    </style:style>
    <style:style style:name="P9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1" style:family="paragraph" style:parent-style-name="Text_20_body">
      <style:paragraph-properties fo:margin-left="0in" fo:margin-right="0in" fo:text-align="justify" style:justify-single-word="false" fo:text-indent="0in" style:auto-text-indent="false"/>
    </style:style>
    <style:style style:name="P92" style:family="paragraph" style:parent-style-name="Text_20_body">
      <style:paragraph-properties fo:margin-left="0in" fo:margin-right="0in" fo:text-align="justify" style:justify-single-word="false" fo:text-indent="0in" style:auto-text-indent="false"/>
      <style:text-properties fo:color="#800000"/>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2" style:family="paragraph" style:parent-style-name="Footnote">
      <style:text-properties fo:language="en" fo:country="US"/>
    </style:style>
    <style:style style:name="P103" style:family="paragraph" style:parent-style-name="Footnote">
      <style:text-properties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0" style:family="paragraph" style:parent-style-name="Heading_20_1">
      <loext:graphic-properties draw:fill="solid" draw:fill-color="#eeeeee" draw:opacity="100%"/>
      <style:paragraph-properties fo:background-color="#eeeeee"/>
    </style:style>
    <style:style style:name="P121" style:family="paragraph" style:parent-style-name="Heading_20_1">
      <style:paragraph-properties fo:margin-left="0in" fo:margin-right="0in" fo:text-align="center" style:justify-single-word="false" fo:text-indent="0.1965in" style:auto-text-indent="false"/>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loext:graphic-properties draw:fill="solid" draw:fill-color="#eeeeee" draw:opacity="100%"/>
      <style:paragraph-properties fo:background-color="#eeeeee"/>
      <style:text-properties fo:language="ru" fo:country="RU"/>
    </style:style>
    <style:style style:name="P125" style:family="paragraph" style:parent-style-name="Heading_20_2">
      <loext:graphic-properties draw:fill="solid" draw:fill-color="#eeeeee" draw:opacity="100%"/>
      <style:paragraph-properties fo:background-color="#eeeeee"/>
    </style:style>
    <style:style style:name="P12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cc627"/>
    </style:style>
    <style:style style:name="T6" style:family="text">
      <style:text-properties fo:language="ru" fo:country="RU" officeooo:rsid="001d675e"/>
    </style:style>
    <style:style style:name="T7" style:family="text">
      <style:text-properties fo:language="ru" fo:country="RU" officeooo:rsid="001f4f32"/>
    </style:style>
    <style:style style:name="T8" style:family="text">
      <style:text-properties fo:language="ru" fo:country="RU" officeooo:rsid="002005cc"/>
    </style:style>
    <style:style style:name="T9" style:family="text">
      <style:text-properties fo:language="ru" fo:country="RU" officeooo:rsid="002154b0"/>
    </style:style>
    <style:style style:name="T10" style:family="text">
      <style:text-properties fo:language="ru" fo:country="RU" officeooo:rsid="002299eb"/>
    </style:style>
    <style:style style:name="T11" style:family="text">
      <style:text-properties fo:language="ru" fo:country="RU" officeooo:rsid="0022d23c"/>
    </style:style>
    <style:style style:name="T12" style:family="text">
      <style:text-properties fo:language="ru" fo:country="RU" officeooo:rsid="00230138"/>
    </style:style>
    <style:style style:name="T13" style:family="text">
      <style:text-properties fo:language="ru" fo:country="RU" officeooo:rsid="0023c457"/>
    </style:style>
    <style:style style:name="T14" style:family="text">
      <style:text-properties fo:language="ru" fo:country="RU" officeooo:rsid="002469e6"/>
    </style:style>
    <style:style style:name="T15" style:family="text">
      <style:text-properties fo:language="ru" fo:country="RU" officeooo:rsid="003e478e"/>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style:font-style-asian="normal" style:font-style-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fo:background-color="transparent" loext:char-shading-value="0"/>
    </style:style>
    <style:style style:name="T34" style:family="text">
      <style:text-properties style:text-position="super 58%"/>
    </style:style>
    <style:style style:name="T35" style:family="text">
      <style:text-properties fo:color="#c5000b"/>
    </style:style>
    <style:style style:name="T36" style:family="text">
      <style:text-properties fo:language="fr" fo:country="FR"/>
    </style:style>
    <style:style style:name="T37" style:family="text">
      <style:text-properties fo:color="#0000ff"/>
    </style:style>
    <style:style style:name="T38" style:family="text">
      <style:text-properties fo:color="#3333ff"/>
    </style:style>
    <style:style style:name="T39" style:family="text">
      <style:text-properties officeooo:rsid="0017d3d9"/>
    </style:style>
    <style:style style:name="T40" style:family="text">
      <style:text-properties officeooo:rsid="00184141"/>
    </style:style>
    <style:style style:name="T41" style:family="text">
      <style:text-properties officeooo:rsid="00196026"/>
    </style:style>
    <style:style style:name="T42" style:family="text">
      <style:text-properties officeooo:rsid="001b4618"/>
    </style:style>
    <style:style style:name="T43" style:family="text">
      <style:text-properties officeooo:rsid="002469e6"/>
    </style:style>
    <style:style style:name="T44" style:family="text">
      <style:text-properties officeooo:rsid="0027e927"/>
    </style:style>
    <style:style style:name="T45" style:family="text">
      <style:text-properties officeooo:rsid="00295e44"/>
    </style:style>
    <style:style style:name="T46" style:family="text">
      <style:text-properties officeooo:rsid="002aca68"/>
    </style:style>
    <style:style style:name="T47" style:family="text">
      <style:text-properties officeooo:rsid="002cfabc"/>
    </style:style>
    <style:style style:name="T48" style:family="text">
      <style:text-properties officeooo:rsid="002f630d"/>
    </style:style>
    <style:style style:name="T49" style:family="text">
      <style:text-properties officeooo:rsid="00300cd6"/>
    </style:style>
    <style:style style:name="T50" style:family="text">
      <style:text-properties officeooo:rsid="00306cf2"/>
    </style:style>
    <style:style style:name="T51" style:family="text">
      <style:text-properties officeooo:rsid="00328f0d"/>
    </style:style>
    <style:style style:name="T52" style:family="text">
      <style:text-properties officeooo:rsid="0035d306"/>
    </style:style>
    <style:style style:name="T53" style:family="text">
      <style:text-properties officeooo:rsid="00397e39"/>
    </style:style>
    <style:style style:name="T54" style:family="text">
      <style:text-properties officeooo:rsid="003bac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Последний фанфик</text:h>
      <text:p text:style-name="P4">От Massaraksh</text:p>
      <text:p text:style-name="P1"/>
      <text:p text:style-name="P6">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176429243179331884" text:style-name="L1">
        <text:list-item>
          <text:p text:style-name="P111">добавить детектив <text:span text:style-name="T1">(реализовано)</text:span>+ магические уроки/трактаты Старсвирла</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7663400192916453679" text:style-name="L2">
        <text:list-item>
          <text:p text:style-name="P113">«Великие грифоны прошлого» - из канона (5<text:span text:style-name="T16">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text:soft-page-break/>«Основы Заклятий» - обмен</text:p>
        </text:list-item>
        <text:list-item>
          <text:p text:style-name="P113">«Мамочка, А Что Это Истекает Из Моего Рога? - Введение В Магию Для Маленьких Единорогов» - обмен</text:p>
        </text:list-item>
      </text:list>
      <text:p text:style-name="P6"/>
      <text:h text:style-name="Heading_20_2" text:outline-level="2">Факты об Эквестрии <text:span text:style-name="T1">(согласовать с вики)</text:span></text:h>
      <text:list xml:id="list7566119640675959269"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3">Искусственный интеллект. Создан Владом и Максом. Разработан для управления корпорациями.</text:p>
      <text:h text:style-name="Heading_20_3" text:outline-level="3">Селестия</text:h>
      <text:p text:style-name="P8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8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8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8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1">Единорог. Холост, молод, мечтателен. Живёт в Кантерлоте. В свободное время рисует облака.</text:p>
      <text:h text:style-name="Heading_20_3" text:outline-level="3">Алекс</text:h>
      <text:p text:style-name="P91">Менеджер проектов, над одним из которых (Нексус) работает Макс.</text:p>
      <text:h text:style-name="Heading_20_3" text:outline-level="3">Ростик</text:h>
      <text:p text:style-name="P91">Лидер команды тестировщиков</text:p>
      <text:h text:style-name="Heading_20_3" text:outline-level="3">Стас</text:h>
      <text:p text:style-name="P91">Программист-новичок в команде Макса.</text:p>
      <text:h text:style-name="Heading_20_3" text:outline-level="3">Рома</text:h>
      <text:p text:style-name="P91">Программист в команде UI-программистов</text:p>
      <text:h text:style-name="Heading_20_3" text:outline-level="3"><text:soft-page-break/>Анджела</text:h>
      <text:p text:style-name="P91">Сисадмин. Флиртует с Максом.</text:p>
      <text:p text:style-name="P91"/>
      <text:h text:style-name="Heading_20_2" text:outline-level="2">Положения</text:h>
      <text:p text:style-name="P9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8">В <text:span text:style-name="T1">конце</text:span> каждой главы <text:span text:style-name="T1">(чтобы не спойлерить)</text:span> - рисунок мозаики, отображающий суть главы.</text:p>
      <text:p text:style-name="P38"/>
      <text:h text:style-name="P122" text:outline-level="2">1. Терра</text:h>
      <text:p text:style-name="P37">музыка - кондовая электронная, холодная и отчаянная (Electronics “Disappointed”)</text:p>
      <text:p text:style-name="P37"/>
      <text:p text:style-name="P4">***</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6">Я прислонился к стойке с коньяком и закрыл глаза.</text:p>
      <text:p text:style-name="P9">Блядь, как хочется послать его нахуй.</text:p>
      <text:p text:style-name="P6">–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6">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6">– Я даже не смогу зайти в офис. Я выкинул пропуск в унитаз.</text:p>
      <text:p text:style-name="P10">– Макс, не беспокойся, охрана уже в курсе. Тебе выдадут временный.</text:p>
      <text:p text:style-name="P10">–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4"><text:note text:id="ftn1" text:note-class="footnote"><text:note-citation>1</text:note-citation><text:note-body><text:p text:style-name="P10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2">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6">– Ладно, <text:span text:style-name="T16">уболтал</text:span>. Загляну на огонёк. Но ничего не обещаю. Честно говоря, мне плевать.</text:p>
      <text:p text:style-name="P6">Треск помех не смог скрыть выдох на той стороне трубки.</text:p>
      <text:p text:style-name="P6">– Спасибо, Макс. Я знал, что на тебя можно рассчитывать. Оплата, как договорились.</text:p>
      <text:p text:style-name="P33"><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4">***</text:p>
      <text:p text:style-name="P4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9">В уголке <text:span text:style-name="T16">RnD-</text:span><text:span text:style-name="T1">зоны</text:span><text:span text:style-name="T1"><text:note text:id="ftn3" text:note-class="footnote"><text:note-citation>3</text:note-citation><text:note-body><text:p text:style-name="P10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49">Я повесил куртку на спинку кресла и включил комп.</text:p>
      <text:p text:style-name="P4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9">Я запустил административную консоль и ввёл <text:span text:style-name="T1">логин и пароль</text:span>. Голосовой модуль у нас ещё не отлажен, обойдёмся текстом.</text:p>
      <text:p text:style-name="P29"/>
      <text:p text:style-name="P62"><text:span text:style-name="T16">&gt;\</text:span>Привет, Нексус. Это Макс.</text:p>
      <text:p text:style-name="P62"><text:span text:style-name="T16">&lt;\</text:span>Привет Макс. <text:span text:style-name="T1">Рад тебя видеть. Где ты отсутствовал три дня?</text:span></text:p>
      <text:p text:style-name="P62"><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35"/>
      <text:p text:style-name="P49">Так, что тут у нас? По логам видно, что <text:s/>три последних запроса вызвали сбои в работе кластера и заставили перегрузиться один из хостов.</text:p>
      <text:p text:style-name="P49">Введём-ка парочку <text:span text:style-name="T1">простейших</text:span> вопросов <text:span text:style-name="T1">для разминки</text:span>.</text:p>
      <text:p text:style-name="P49"/>
      <text:p text:style-name="P62"><text:span text:style-name="T16">&gt;\</text:span>Как называется наш проект?</text:p>
      <text:p text:style-name="P62"><text:span text:style-name="T16">&lt;\</text:span>Дайсон.</text:p>
      <text:p text:style-name="P62"><text:span text:style-name="T16">&gt;\</text:span>Сколько тебе лет?</text:p>
      <text:p text:style-name="P62"><text:span text:style-name="T16">&lt;\</text:span>Два года с начала запуска кластера.</text:p>
      <text:p text:style-name="P62"><text:span text:style-name="T16">&gt;\</text:span>Какой сейчас год?</text:p>
      <text:p text:style-name="P62"><text:soft-page-break/><text:span text:style-name="T16">&gt;\</text:span>202<text:span text:style-name="T1">6</text:span>-й.</text:p>
      <text:p text:style-name="P36"/>
      <text:p text:style-name="P49">Так, на закрытые словарные вопросы ответы есть <text:span text:style-name="T1">—</text:span> значит, речевой транслятор и база знаний в порядке.</text:p>
      <text:p text:style-name="P49">Проверим бизнес-логику на тестовой задачке.</text:p>
      <text:p text:style-name="P48"/>
      <text:p text:style-name="P62"><text:span text:style-name="T16">&gt;\</text:span>Нексус, отключи память <text:span text:style-name="T1">заданий</text:span> за последнюю неделю.</text:p>
      <text:p text:style-name="P62"><text:span text:style-name="T16">&lt;\</text:span>Выполнено.</text:p>
      <text:p text:style-name="P62"><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2"><text:span text:style-name="T16">&lt;\</text:span><text:span text:style-name="T1">Тебя понял. Читаю задачу...</text:span></text:p>
      <text:p text:style-name="P6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3">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63">Ограничени<text:span text:style-name="T1">е 2: решение должно находиться в правовых рамках уголовного и административного кодекса.</text:span></text:p>
      <text:p text:style-name="P63">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3"><text:span text:style-name="T16">&lt;\</text:span><text:span text:style-name="T1">Выполняю задачу</text:span>...</text:p>
      <text:p text:style-name="P63"><text:span text:style-name="T16">&lt;\</text:span>...</text:p>
      <text:p text:style-name="P63"><text:span text:style-name="T16">&lt;\</text:span>Решение:</text:p>
      <text:p text:style-name="P63"><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3"><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text:soft-page-break/>корпораций_A_06.09.2026_23<text:span text:style-name="T16">:47.bmf»</text:span></text:p>
      <text:p text:style-name="P35"/>
      <text:p text:style-name="P44">&lt;<text:span text:style-name="T1">как-то говённо. Улучшить</text:span>&gt;</text:p>
      <text:p text:style-name="P49">Хм, не понял? Ч<text:span text:style-name="T1">ё</text:span> за хрень?</text:p>
      <text:p text:style-name="P49"/>
      <text:p text:style-name="P62"><text:span text:style-name="T16">&gt;</text:span>\Нексус, почему ты используешь жёсткие настройки <text:span text:style-name="T1">для решения задачи</text:span>?</text:p>
      <text:p text:style-name="P62"><text:span text:style-name="T16">&lt;\</text:span>Настройки правильные, <text:span text:style-name="T1">Макс</text:span>.</text:p>
      <text:p text:style-name="P36"/>
      <text:p text:style-name="P49">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9"><text:span text:style-name="T1">Ч</text:span>то у нас с аналитикой?</text:p>
      <text:p text:style-name="P29"/>
      <text:p text:style-name="P62"><text:span text:style-name="T16">&gt;</text:span>\Нексус, <text:span text:style-name="T1">в неком городе живёт брадобрей, который бреет всех людей, которые не бреются сами. Вопрос: кто бреет брадобрея</text:span>?</text:p>
      <text:p text:style-name="P36"/>
      <text:p text:style-name="P49">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49">Ага, уже теплее.</text:p>
      <text:p text:style-name="P49"/>
      <text:p text:style-name="P62"><text:span text:style-name="T16">&gt;</text:span>\Нексус, выдай <text:span text:style-name="T1">краткую </text:span>диагностику модулей <text:span text:style-name="T1">аналитики</text:span></text:p>
      <text:p text:style-name="P49"/>
      <text:p text:style-name="P49">Йо! </text:p>
      <text:p text:style-name="P49">Видеокамеры молча наблюдают за поднятым вверх <text:span text:style-name="T1">большим пальцем</text:span>.</text:p>
      <text:p text:style-name="P49">Всё понятно. Версия аналитического модуля устарела и стала несовместимой с последним релизом кибермозга. </text:p>
      <text:p text:style-name="P49">Набираю номер прожект-мэнеджера.</text:p>
      <text:p text:style-name="P49"><text:span text:style-name="T1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9"><text:span text:style-name="T16">– </text:span>Окей. Спасибо, Макс. <text:span text:style-name="T1">Выручил.</text:span></text:p>
      <text:p text:style-name="P4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9"><text:span text:style-name="T1">– </text:span>Ааа, понятно. Ну ладно, у меня всё. <text:span text:style-name="T1">Отбой</text:span>!</text:p>
      <text:p text:style-name="P50"><text:span text:style-name="T1">– Отбой</text:span>. <text:span text:style-name="T1">Ещё раз спасибо, что помог. Жаль, что ты ушёл</text:span><text:span text:style-name="T16">.</text:span></text:p>
      <text:p text:style-name="P69">Гудки.</text:p>
      <text:p text:style-name="P49"><text:span text:style-name="T1">У</text:span>ходя попрощался с охранником, <text:span text:style-name="T1">увлечённо исследующим тему педофилии</text:span>.</text:p>
      <text:p text:style-name="P49"><text:soft-page-break/>Всё, свободен. Хотя <text:s/><text:span text:style-name="T1">воскресенье</text:span> уже испорчен<text:span text:style-name="T1">о</text:span>.</text:p>
      <text:p text:style-name="P93">***</text:p>
      <text:p text:style-name="P6">На улице моросил дождь. Я шарил по карманам в поисках ключей от машины, когда в плечо похлопали.</text:p>
      <text:p text:style-name="P6">Я обернулся. За спиной подслеповато осклабился бородатый зачуханый мужик в рваных джинсах и свитере.</text:p>
      <text:p text:style-name="P6">– Слышь, браток, дай на опохмел? Мочи нет, в глотке пересохло. Спать не могу, глюки всякие снятся.</text:p>
      <text:p text:style-name="P6">От нечего делать, пока роюсь в карманах, спросил:</text:p>
      <text:p text:style-name="P6">– И что же за глюки тебе снятся, мужик?</text:p>
      <text:p text:style-name="P6">–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6">Я хотел было ответить, что лечиться опохмелом от белой горячки — плохая идея, но тут на меня накатило.</text:p>
      <text:p text:style-name="P6">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6">– Так чего, дашь на успокоение нервов? Не жлобись, мужик, будь другом? – повторный оклик нищего вернул меня к реальности.</text:p>
      <text:p text:style-name="P6">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6">– На. – я протянул ему кулёк с Бакарди.</text:p>
      <text:p text:style-name="P6">– О, – обрадовался мужик. – Ромчик! То, что надо! Спасибо, бро!</text:p>
      <text:p text:style-name="P6">Бродяга пошлёпал в дождь.</text:p>
      <text:p text:style-name="P6">Я смотрел ему вслед, пытаясь вспомнить детали образа, на мгновение проступившего во тьме.</text:p>
      <text:p text:style-name="P12">***</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2">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6">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6">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6">Рыбки ужин не требовали, но, в отличие от Крысы, были живыми. Я достал упаковку корма из-под стула и отсыпал порцию в мерный стаканчик.</text:p>
      <text:p text:style-name="P6">– Гули-гули-гули!</text:p>
      <text:p text:style-name="P6">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3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6">Сосущее чувство усилилось.</text:p>
      <text:p text:style-name="P6">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4">***</text:p>
      <text:p text:style-name="P1">Грохот улицы не достигал крыши 2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6">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33"><text:span text:style-name="T1">Блядь</text:span>, что за мысли пошли!</text:p>
      <text:p text:style-name="P1">Я вспомнил Влада, <text:span text:style-name="T16">&lt;</text:span><text:span text:style-name="T23">месяц</text:span><text:span text:style-name="T16">&gt;</text:span> назад прыгнувшего с крыши <text:span text:style-name="T1">своей</text:span> многоэтажки.</text:p>
      <text:p text:style-name="P33">Нет, это не для меня. Я сюда пришёл подышать воздухом. И только.</text:p>
      <text:p text:style-name="P1">Влад тогда совершил глупость, большую глупость. Я ему давно го<text:span text:style-name="T33">ворил </text:span><text:span text:style-name="T2">—</text:span><text:span text:style-name="T3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9">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3">А у нас получается... </text:span><text:span text:style-name="T2">–</text:span><text:span text:style-name="T3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2">AI <text:span text:style-name="T2">– </text:span><text:span text:style-name="T3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3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3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65">Музыка быстрая, тревожная, надорваная и печальная (Pet Shop Boys “So Hard” ?)</text:p>
      <text:p text:style-name="P39"/>
      <text:p text:style-name="P9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9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41"/>
      <text:p text:style-name="P4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9"/>
      <text:p text:style-name="P4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49">Единорог поднял голову.</text:p>
      <text:p text:style-name="P49"><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3">, </text:span><text:span text:style-name="T2">а от снотворного таких глюков у меня ни разу не было</text:span><text:span text:style-name="T3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23">Описание получше. Подземелье</text:span><text:span text:style-name="T1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4">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16">&lt;</text:span><text:span text:style-name="T23">парой сезонов</text:span><text:span text:style-name="T1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6">Я даже начал было смотреть серии по собственной инициативе, но после самоубийства Влада не мог к ним вернуться.</text:p>
      <text:p text:style-name="P51"><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51"><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6">&lt;<text:span text:style-name="T3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6">– Сестрица, не позорься! – шикнула на Селестию тёмная аликорница. – Не выдавай желаемое за действительное хотя бы при посторонних.</text:p>
      <text:p text:style-name="P6">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6">– Что происходит? Как я тут очутился вообще?</text:p>
      <text:p text:style-name="P6">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6">Дискорд нахмурился и бросил в сторону, ковыряясь когтём в зубе.</text:p>
      <text:p text:style-name="P6">–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6">– <text:s/>А что, в Винг-Поинте вас не учили, что оставлять пост без приказа <text:s/>— недопустимо? – отпустил он уже пегасу.</text:p>
      <text:p text:style-name="P6">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6">–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6">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6">–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6">–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6">– На себя посмотри! – огрызнулся Дискорд. – Призвала какую-то полудохлую обезьяну вместо с<text:span text:style-name="T30">верх</text:span>…</text:p>
      <text:p text:style-name="P6">Тут м<text:span text:style-name="T16">еня, </text:span>наконец,<text:span text:style-name="T16"> стошнило. Буквально вывернуло наизнанку: из носа текло, в глазах стояли слёзы. </text:span></text:p>
      <text:p text:style-name="P6"><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36">Jack of Hearts</text:span><text:span text:style-name="T36"><text:note text:id="ftn7" text:note-class="footnote"><text:note-citation>7</text:note-citation><text:note-body><text:p text:style-name="Footnote"><text:bookmark text:name="result_box1"/><text:span text:style-name="T36">Jack of Hearts</text:span> <text:span text:style-name="T1">– Червовый валет (фр.)</text:span></text:p></text:note-body></text:note></text:span><text:span text:style-name="T3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6">Я разогнулся и выпустил шею аликорницы. Она перевела <text:s/>взгляд на меня. Потом — на своё копыто, краешек которого оказался запачкан.</text:p>
      <text:p text:style-name="P27">Я смутился и потянулся за платком.</text:p>
      <text:p text:style-name="P27">– Я это… Извиняюсь. Сейчас вытру.</text:p>
      <text:p text:style-name="P6"><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2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2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6">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6">– Ты почему отстал? – крикнула она. – Некогда прохлаждаться!</text:p>
      <text:p text:style-name="P6">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6">–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6">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6">–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6">– Какого хера? Прекрати немедленно! Бля...</text:p>
      <text:p text:style-name="P6">Аликорница пропустила мои протесты мимо ушей. Мы приближались к концу галереи, когда из конца, где я только что отдыхал, показался стебель.</text:p>
      <text:p text:style-name="P6">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6">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6">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6">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6">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6">Я оглянулся вперёд и увидел ещё один зелёный «рукав», выползающий из бокового прохода, как паста из тюбика.</text:p>
      <text:p text:style-name="P6">Бац!</text:p>
      <text:p text:style-name="P6">– Ай!</text:p>
      <text:p text:style-name="P6">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6">Увидев, что назад пути нет, аликорница крутанулась обратно.</text:p>
      <text:p text:style-name="P6">Бац!</text:p>
      <text:p text:style-name="P6"><text:soft-page-break/>– Ай! Твою ж... Твоё высочество, блин!!!</text:p>
      <text:p text:style-name="P6">Селестия выпрямилась в струнку.</text:p>
      <text:p text:style-name="P6">– Закрой глаза! – скомандовала аликорница.</text:p>
      <text:p text:style-name="P6">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6">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6">–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6">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6">–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6">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6">Но оставить аликорницу здесь? Я оглянулся на неё.</text:p>
      <text:p text:style-name="P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6">Нет, не могу. Блин, лучше уж пусть меня сожрёт с ней заодно это шелестящее говно, чем оставить её тут одну.</text:p>
      <text:p text:style-name="P6">Я присел рядом с ней и положил её голову к себе на колени.</text:p>
      <text:p text:style-name="P6">– Эй!!! – крикнул я ей в ухо. – Вставай! Ты должна встать!</text:p>
      <text:p text:style-name="P6">Я дунул ей в морду и потрепал рукой по чёлке, задев при этом рог.</text:p>
      <text:p text:style-name="P6">Медленно-медленно <text:s/>Селестия раскрыла один глаз. Её ноги дёрнулись и поджались к телу.</text:p>
      <text:p text:style-name="P6">– Вставай, лошадь рогатая!!! Некогда прохлаждаться! Нам сейчас жопа наступит, если не встанешь!</text:p>
      <text:p text:style-name="P6">Глаз так же медленно закрылся.</text:p>
      <text:p text:style-name="P6">Я зарычал от бессилия. Шуршание раздавался совсем близко.</text:p>
      <text:p text:style-name="P6">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6">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6">Ну, всё, можно вставлять в глаза монетки. Хороший бутерброд получился для глистоплюща!</text:p>
      <text:p text:style-name="P6"><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6">– Давай, родная, давай! Вставай, я помогу тебе. Совсем немного осталось...</text:p>
      <text:p text:style-name="P6">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6">– Вот они!!!</text:p>
      <text:p text:style-name="P6"><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6">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6">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6">–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6">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6">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3">Спи, сестра моя родная,<text:line-break/>Спи. Усни.<text:line-break/>Крыльями тебя укрою,<text:line-break/>Спи. Усни.</text:p><text:p text:style-name="P103"><text:tab/>В чаще тёмной волки воют,<text:line-break/>Спи. Усни.</text:p><text:p text:style-name="P103"><text:tab/>В мрачном замке духи ноют,<text:line-break/>Спи. Усни.</text:p><text:p text:style-name="P103"><text:tab/>Сказки вечность нам читает,<text:line-break/>Спи. Усни.<text:line-break/>День осенний угасает,<text:line-break/>Спи. Усни.<text:line-break/>Помни только в сне глубоком,</text:p><text:p text:style-name="P10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6">–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6">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6">Ну, блин, пронесло! Не думаю, что эта дрянь умеет летать. Я облегчённо выдохнул.</text:p>
      <text:p text:style-name="P6">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6">–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6">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6">–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В...»</text:span>&gt;</text:p>
      <text:p text:style-name="P6">– <text:s/>Почему ты называешь замок домом?</text:p>
      <text:p text:style-name="P6">–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6">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6">– А почему вы выбрали такое необычное место для замка? Остров посреди болота мне не кажется подходящим местом для королевской резиденции.</text:p>
      <text:p text:style-name="P6">– Раньше тут не было болота. Глубокий овраг окружал Дом с трёх сторон. С четвёртой его защищала скала. Болото появилось совсем недавно.</text:p>
      <text:p text:style-name="P6">– Точно недавно?</text:p>
      <text:p text:style-name="P6">– Почему ты спрашиваешь Нас?</text:p>
      <text:p text:style-name="P27">Я указал на пятно ряби на воде, быстро догоняющее тень от колесницы.</text:p>
      <text:p text:style-name="P6">– Потому что в нём успела завестись рыба. Причём, судя по всему, достаточно крупная.</text:p>
      <text:p text:style-name="P6">Луна проследила взглядом направление и внезапно вскочила на ноги.</text:p>
      <text:p text:style-name="P6">– Набирай высоту! Они настигают нас! – крикнула она Дискорду. Тот обернулся и, увидев пятно на воде, помотал головой.</text:p>
      <text:p text:style-name="P6">–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6">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6">– Вправо! – заорал Дискорд, рванув жезл вправо.</text:p>
      <text:p text:style-name="P6">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6">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6"><text:soft-page-break/>– Присмотри за ней. – обратилась она ко мне, кивнув на спящую сестру. Мне показалось, или в её <text:span text:style-name="T2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6">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6">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6">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6">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6">Она что-то спросила меня, но я не услышал ни звука.</text:p>
      <text:p text:style-name="P6">– Что?! Говори громче, я ничего не слышу.</text:p>
      <text:p text:style-name="P6">– Где Дискорд? – повторила она <text:span text:style-name="T22">напряжённо</text:span>.</text:p>
      <text:p text:style-name="P6">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6">Что-то схватило меня за шиворот и потащило назад.</text:p>
      <text:p text:style-name="P6">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6">Пегасы тем временем упорно молотили крыльями, пытаясь прорваться к близкому берегу.</text:p>
      <text:p text:style-name="P6">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6">Тройка скакунов молча ускорилась, а их попавшийся собрат бился в объятиях лозы как мотылёк в паутине.</text:p>
      <text:p text:style-name="P6">Луна застыла, глядя немигающими глазами на пегаса. Потом она, не разжимая зубов, издала нечто, похожее одновременно на тонкий вой и ржание.</text:p>
      <text:p text:style-name="P6"><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6">Одновременно раздался громкий треск откуда-то сзади, и пол платформы выровнялся</text:p>
      <text:p text:style-name="P6">– Кимеринн!!! <text:s/>– <text:s/>закричала Луна, выплюнув воротник моей куртки.</text:p>
      <text:p text:style-name="P6">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6">Луна, сложив крылья, прыгнула головой вниз с платформы.</text:p>
      <text:p text:style-name="P6">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6">Мы уже летели над берегом, когда она молча опустилась на платформу и забилась в угол<text:span text:style-name="T30">, опустив голову на пол.</text:span></text:p>
      <text:p text:style-name="P6">Некоторое время мы летели молча. Потом из-под платформы послышался шорох и возня. Я лёг на пол и заглянул под платформу.</text:p>
      <text:p text:style-name="P6">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6">Я ухватился за протянутую им лапу, а подошедшая Луна вцепилась зубами в его загривок и — оп-па! — мы таки втащили его на колесницу.</text:p>
      <text:p text:style-name="P6"><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6"><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6">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6">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6"><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6"><text:span text:style-name="T16">–</text:span> ТЫ!!! ТЫ!..</text:p>
      <text:p text:style-name="P6"><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2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6">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6">Дальнейший путь мы провели в молчании.</text:p>
      <text:p text:style-name="P6"/>
      <text:h text:style-name="Heading_20_2" text:outline-level="2"><text:soft-page-break/><text:span text:style-name="T16">3. </text:span>Кантерлот</text:h>
      <text:p text:style-name="P66">Музыка медленная, фэнтезийная, средневековая, изысканая, дворцовая (стиль Dire Straits “Coyote”)</text:p>
      <text:p text:style-name="P8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66"/>
      <text:p text:style-name="P33">Глава IV. Пределы магии</text:p>
      <text:p text:style-name="P32"/>
      <text:p text:style-name="P33">Вашему покорному слуге известны четыре предела магии: </text:p>
      <text:list xml:id="list4357601310846752592" text:style-name="L4">
        <text:list-item>
          <text:p text:style-name="P11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 Сколько страниц сегодня нахреначили?</text:span></text:p><text:p text:style-name="P102">– <text:span text:style-name="T1">Восемь, о учитель!</text:span></text:p><text:p text:style-name="P102">– Отлично. Надиктую ещё две и сбегаешь за кофе.</text:p></text:note-body></text:note></text:span></text:p>
        </text:list-item>
      </text:list>
      <text:p text:style-name="P9"/>
      <text:p text:style-name="P13">Я захлопнул “Основы заклинан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4">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4">Я потянулся. Хватит на сегодня чтения. Настало время ежедневной прогулки по городу. Тем более, что у меня есть деньги.</text:p>
      <text:p text:style-name="P6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4">Так что даже на ремонт одежды и покупку необходимых в повседневной жизни мелочей у меня финансов не было. До недавнего времени. </text:p>
      <text:p text:style-name="P6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30">– Разве что один бит. Серебряный.</text:p>
      <text:p text:style-name="P64"><text:span text:style-name="T16">Ну, понятно, в </text:span><text:span text:style-name="T1">верхнем городе</text:span><text:span text:style-name="T16">, да ещё рядом со дворцом, цены кусаются. Надо топать на окраину. Но, блин, корявые пальцы внесли свою коррективу в шопинг-план!</text:span></text:p>
      <text:p text:style-name="P64"><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30">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3">Я приоткрыл створку.</text:p>
      <text:p text:style-name="P3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30">– Макс. – <text:s/>отрекомендовался я. – <text:s/>Человек.</text:p>
      <text:p text:style-name="P3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3">Рядом с ним в ангаре на двух домкратах покоилась старая знакомая <text:span text:style-name="T16">— королевская колымага, на </text:span><text:soft-page-break/><text:span text:style-name="T16">которой я прибыл в Кантерлот. Уцелевшее заднее колесо с обломком оси лежало тут же, посреди небольшого мощёного дворика.</text:span></text:p>
      <text:p text:style-name="P3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30">– К сожалению, не слышал. Я тут недавно.</text:p>
      <text:p text:style-name="P3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30">– Я вижу вас. – честно признался я.</text:p>
      <text:p text:style-name="P30">–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30">– Вы говорили, что королевские кареты делали три мастерских…</text:p>
      <text:p text:style-name="P3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30">Норф строго посмотрел на меня поверх очков.</text:p>
      <text:p text:style-name="P3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30">Единорог с силой крутанул колесо. Оно беззвучно завертелось, превратившись в серый размытый диск.</text:p>
      <text:p text:style-name="P3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30">Норф пошёл к сараю, стоявшему у задней стены дворика. На полпути он обернулся.</text:p>
      <text:p text:style-name="P30">– Не могли бы вы помочь мне вон с тем домкратом? А то склероз замучал, а бегать туда-сюда уже малость трудновато.</text:p>
      <text:p text:style-name="P30">Распахнув ветхие ворота сарайчика, он картинно вскинул копыто.</text:p>
      <text:p text:style-name="P30">– “Королева Лорен ”! Встречайте!</text:p>
      <text:p text:style-name="P3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30">–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30">Норф заговорщицки подмигнул мне.</text:p>
      <text:p text:style-name="P30"><text:soft-page-break/>–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повышенного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30">Норф любовно погладил обтекатель кареты и стал подымать её на домкрате.</text:p>
      <text:p text:style-name="P3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30">Норф снял заднее колесо и покатил его под навес. Я закрыл охромевшую “Королеву Лорен” в гараже и последовал за ним.&lt;<text:span text:style-name="T1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30">– А вы, как я вижу, королевский гость? – Норф кивнул на ворот рубашки с закрепённой клипсой-пропуском. – Могу я вас попросить об одном одолжении?</text:p>
      <text:p text:style-name="P30">– Да пожалуйста!</text:p>
      <text:p text:style-name="P30">– Подождите минутку, я сейчас.</text:p>
      <text:p text:style-name="P30">Норф закончил монтаж колеса и скрылся в небольшом домике в глубине двора.</text:p>
      <text:p text:style-name="P3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30">Я торопливо отошёл к воротам. Норф как раз вышел из дома с маленькой деревянной коробочкой красного цвета.</text:p>
      <text:p text:style-name="P30">–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30">– Не забуду. – пообещал я.</text:p>
      <text:p text:style-name="P30"/>
      <text:h text:style-name="Heading_20_2" text:outline-level="2"><text:span text:style-name="T16">4. </text:span>Библиотека</text:h>
      <text:p text:style-name="P31">&lt;<text:span text:style-name="T37">Mike Oldfield – Tres Lunas ”To Be Free” (Radio Edit)</text:span>&gt;</text:p>
      <text:p text:style-name="P33">Глава VI. Основы</text:p>
      <text:p text:style-name="P33"/>
      <text:p text:style-name="P3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3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33"><text:soft-page-break/>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6"/>
      <text:p text:style-name="P51">На книгу упала тень.</text:p>
      <text:p text:style-name="P53">– Эй, нельзя ли не заслонять …</text:p>
      <text:p text:style-name="P53">Я поперхнулся словом, упёршись носом в покрытую белой шерстью грудь. Селестия оступила, извиняясь.</text:p>
      <text:p text:style-name="P53">– Извини за беспокойство. Просто стало интересно, что ты так увлечённо читаешь? Стража докладывала, что ты днюешь и ночуешь в библиотеке.</text:p>
      <text:p text:style-name="P51"><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53">– Эээ…</text:p>
      <text:p text:style-name="P5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3">Она потянулась за спину, сжала зубами зажим, и, после негромкого щелчка, экзоскелет “разошёлся” в стороны.</text:p>
      <text:p text:style-name="P53">– Вот, так лучше. – улыбнулась она, вышагивая из него. – Доктор Плантаго Майор был уверен, что я не дотянусь до замка.</text:p>
      <text:p text:style-name="P53">– Насколько я знаю, тебе было прописано два месяца постельного режима. Сейчас и недели не прошло...</text:p>
      <text:p text:style-name="P53">– Не волнуйся, аликорны куда крепче единорогов, по стандартам которых меня лечат.</text:p>
      <text:p text:style-name="P5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51">Она, почувствовав мой взгляд, подняла нос <text:span text:style-name="T1">из</text:span> книги и <text:s/>посмотрела на меня, насторожив уши.</text:p>
      <text:p text:style-name="P51"><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55">– А по-моему, ты не…</text:p>
      <text:p text:style-name="P51"><text:span text:style-name="T17">– Так, я попрошу! – перебила меня венценосная кобыла. – Давай, ты не будешь лезть в мои дела, а я не буду</text:span><text:span text:style-name="T4">… эээ… ммм…</text:span></text:p>
      <text:p text:style-name="P55">– Не будешь что?</text:p>
      <text:p text:style-name="P57">Селестия нахмурилась и приняла грозный вид.</text:p>
      <text:p text:style-name="P57"><text:span text:style-name="T16">– </text:span>Не забывай, человек, я — могущественный маг и правитель Эквестрии. Ко мне нужно относиться с <text:soft-page-break/>должным уважением!</text:p>
      <text:p text:style-name="P57"><text:span text:style-name="T16">– </text:span>А то что? Превратишь в жабу? Сошлёшь на Луну? Убьёшь нахер?</text:p>
      <text:p text:style-name="P57">Аликорница сникла. Уши её опустились.</text:p>
      <text:p text:style-name="P57"><text:span text:style-name="T16">– </text:span>Макс, не надо... Ты же знаешь, я этого не сделаю.</text:p>
      <text:p text:style-name="P57"><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7">Селестия приложила копыто ко лбу и издала протяжный стон.</text:p>
      <text:p text:style-name="P55">– О, небо! Я забыла распорядиться насчёт тебя! Какая же я тупая! Макс, извини, пожалуйста!</text:p>
      <text:p text:style-name="P57"><text:span text:style-name="T1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6">.</text:span></text:p>
      <text:p text:style-name="P57"><text:span text:style-name="T16">Аликорница уселась н</text:span>а пол <text:span text:style-name="T16">и прижала копыто к груди.</text:span></text:p>
      <text:p text:style-name="P55">– Да будет так! Сим заявляю, что отныне и впредь буду общаться с тобой на равных, человек Макс. Слово Селестии!</text:p>
      <text:p text:style-name="P57"><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7"><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7"><text:span text:style-name="T16">– </text:span>Вот, читай отсюда. <text:span text:style-name="T16">– а</text:span>ликорница подчеркнула абзац копытом.</text:p>
      <text:p text:style-name="P57"/>
      <text:p text:style-name="P59">***</text:p>
      <text:p text:style-name="P5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text:note text:id="ftn11" text:note-class="footnote"><text:note-citation>11</text:note-citation><text:note-body><text:p text:style-name="Footnote">затёрто</text:p></text:note-body></text:note> <text:soft-page-break/>сами, мои маленькие пони, ибо я столько не выпью, хоть и сейчас не дюже трезв...».</text:p>
      <text:p text:style-name="P57"/>
      <text:p text:style-name="P57">&lt;<text:span text:style-name="T22">Селестии не удастся привлечь Макса на сторону Эквестри даже с помощью 34 — это удастся Дэш</text:span>&gt;</text:p>
      <text:p text:style-name="P57">В ухе стало щекотно от тёплого дуновения.</text:p>
      <text:p text:style-name="P55">– Теперь ты понимаешь, почему мы не ожидали увидеть тебя? Мы, вообще-то, вызывали сверхаликорна…</text:p>
      <text:p text:style-name="P55">Я повернулся к Селестии.</text:p>
      <text:p text:style-name="P5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5">Аликорница отвернулась.</text:p>
      <text:p text:style-name="P55">– Это очень чувствительная тема. – сказала она после недолгой заминки. – <text:s/>Постыдная для нас.</text:p>
      <text:p text:style-name="P55">– Какая тема?</text:p>
      <text:p text:style-name="P55">Селестия повернулась, но старалась избегать меня взглядом.</text:p>
      <text:p text:style-name="P55">– Магия.</text:p>
      <text:p text:style-name="P55">– Что?</text:p>
      <text:p text:style-name="P5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5">Я посмотрел на аликорницу. Та старательно делала вид, что интересуется состоянием лака на копыте.</text:p>
      <text:p text:style-name="P55">– То есть, вы почувствовали ослабление своих магических способностей, и решили, что миру приходит конец?</text:p>
      <text:p text:style-name="P5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5">– Ээээ… ммм… А вы пробовали обратиться к врачу? – начал я как можно мягче.</text:p>
      <text:p text:style-name="P55">БАЦ!</text:p>
      <text:p text:style-name="P55">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5">– Это бесполезно… Он не верит мне. У меня нет времени его переубедить.</text:p>
      <text:p text:style-name="P55">Потом она обратилась ко мне.</text:p>
      <text:p text:style-name="P55">– <text:s/>Извини. Сорвалась. Мне очень стыдно. Последнее время всё идёт наперекосяк, совсем не так, как мы планировали.</text:p>
      <text:p text:style-name="P5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7"><text:soft-page-break/></text:p>
      <text:p text:style-name="P5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7">Я снял её копыто со своего плеча и осторожно поставил на пол.</text:p>
      <text:p text:style-name="P55"><text:span text:style-name="T1">– Зачем? </text:span>– спросил я. – Что это за театр, твоё… Ваше Высочество? Во-первых, я не давал своё согласие на чтение моих мыслей. Во-вторых…</text:p>
      <text:p text:style-name="P55">Я присел на корточки, раздвинул гриву и снизу вверх заглянул в морду аликорнице.</text:p>
      <text:p text:style-name="P5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7">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5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7">Я протянул руку, вытер ей слёзы и погладил по шее.</text:p>
      <text:p text:style-name="P57">– Не плачь. Я не отказываюсь. Хотя, скорее всего, Стар Свирл что-то напутал в заклинании, потому что я человек, а не сверхаликорн.</text:p>
      <text:p text:style-name="P5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7">Селестия успокоилась и смущённо потёрлась носом мне о плечо.</text:p>
      <text:p text:style-name="P57">– <text:s/>И я не читала твои мысли. У тебя на лице всё написано — ты не умеешь скрывать эмоции.</text:p>
      <text:p text:style-name="P57">Наружная дверь заскрипела, после чего коридор наполнился топотом множества копыт и шумом голосов.</text:p>
      <text:p text:style-name="P55">Аликорница <text:span text:style-name="T1">прислушалась, </text:span>всполошилась и стала носиться по читальному залу с загнанным видом.</text:p>
      <text:p text:style-name="P55">– <text:s/>Кентаврячьи яйца! Они нашли меня!</text:p>
      <text:p text:style-name="P5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5">– <text:s/>Ты! Чего! Делаешь! Твоё, <text:span text:style-name="T1">блин,</text:span> высочество!!! – <text:s/>я едва уберёг <text:span text:style-name="T1">своё </text:span>естество от острого рога.</text:p>
      <text:p text:style-name="P55"><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5">– Помоги! Мне самой не закрыть замок, – <text:s/>обратилась аликорница ко мне, тщётно пытаясь охватить зубами раскрытую защёлку.</text:p>
      <text:p text:style-name="P5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55">– <text:s/>Давай я помогу! – <text:s/>Селестия изогнула шею и стала зубами сжимать защёлку.</text:p>
      <text:p text:style-name="P55">ШЛОП!</text:p>
      <text:p text:style-name="P5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7">Увидев Селестию, толпа замерла. Та в попытке спрятать меня, раскрыла крылья.</text:p>
      <text:p text:style-name="P57">В наступившей тишине аликорница прошептала мне убито:</text:p>
      <text:p text:style-name="P55">– <text:s/><text:span text:style-name="T1">Что-то мне не хочется оборачиваться.</text:span></text:p>
      <text:p text:style-name="P57">– <text:s/>А придётся. Кстати, крылья можешь опустить. Всё равно видна табуретка и мои ноги.</text:p>
      <text:p text:style-name="P57">Селестия закрыла глаза и медленно обернулась к толпе.</text:p>
      <text:p text:style-name="P5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55"><text:span text:style-name="T1">– Занавес. </text:span>– <text:s/><text:span text:style-name="T1">подытожил я.</text:span></text:p>
      <text:p text:style-name="P55"/>
      <text:h text:style-name="P123" text:outline-level="2"><text:span text:style-name="T16">5. </text:span>Индиго</text:h>
      <text:p text:style-name="P55"/>
      <text:p text:style-name="P5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5">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5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7"><text:span text:style-name="T1">– </text:span>А-а-апчхииии! – раздалось прямо у меня под ногами.</text:p>
      <text:p text:style-name="P5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7">– Ты кто? – машинально спросил я.</text:p>
      <text:p text:style-name="P57"><text:soft-page-break/>– Индиго. – ответили глаза.</text:p>
      <text:p text:style-name="P57">Ответ не прояснил ситуацию ни на йоту, так что я продолжил.</text:p>
      <text:p text:style-name="P57">– А чего ты под лавкой делаешь?</text:p>
      <text:p text:style-name="P57">– Прячусь.</text:p>
      <text:p text:style-name="P57">Поняв, что расспросами ничего не добьёшься, я предложил прямо:</text:p>
      <text:p text:style-name="P57">– Может, ты вылезешь? Меня можно не бояться. Я не страшный.</text:p>
      <text:p text:style-name="P57">Под лавкой началась <text:s/>возня и сопение, потом наружу вылез жеребёнок-единорог насыщенного фиолетового цвета.</text:p>
      <text:p text:style-name="P57">– А я тебя вовсе и не боюсь. Вот ещё! Я в прятки играла.</text:p>
      <text:p text:style-name="P5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7">– Ничо страшного! – малютка вытерла нос. – Меня всё равно искать некому.</text:p>
      <text:p text:style-name="P57">– Это как? Ты же с кем-то в прятки играешь? – продолжал допытываться я.</text:p>
      <text:p text:style-name="P57">– Сама с собой и играю. – хмуро ответила кобылка. – А тебе чего, дяденька?</text:p>
      <text:p text:style-name="P57">Я понял, что жеребёнок не настроен на беседу. Пожал плечами <text:s/>и повернулся было уходить.</text:p>
      <text:p text:style-name="P57">– Эээ, гм…</text:p>
      <text:p text:style-name="P57">Я повернулся обратно.</text:p>
      <text:p text:style-name="P57">– Что?</text:p>
      <text:p text:style-name="P57">Единорожка ковыряла копытом землю и шмыгала носом, не смотря на меня. Я терпеливо ждал.</text:p>
      <text:p text:style-name="P57">– Дяденька, а ты не мог бы спросить принцессу Селестию, куда девалась Шейла Блюскай? А то мне играть не с кем.</text:p>
      <text:p text:style-name="P57">– При случае спрошу. Если встречу.</text:p>
      <text:p text:style-name="P57">– Встретишь, конечно! Скажи ей, что у меня сегодня день рождения, и я очень сильно огорчилась, когда она на него не пришла!</text:p>
      <text:p text:style-name="P57"><text:s/>Такая уверенность кобылки меня заинтриговала. Я пригляделся к жеребёнку повнимательнее. Да нет, вроде, раньше её не встречал.</text:p>
      <text:p text:style-name="P57">– Позволь поинтересоваться, откуда у тебя такая уверенность, что я встречусь с Селестией? Я ей, знаешь ли, свиданий не назначаю.</text:p>
      <text:p text:style-name="P57">– Да ладно-о-о, брось заливать-то! – скептически протянуло юное создание. – Все знают, что вы встречаетесь. Вот и спроси её, пажалста, когда увидишь.</text:p>
      <text:p text:style-name="P57">– Кто это «все»?</text:p>
      <text:p text:style-name="P57">– Ну, прислуга, стража, мой па…</text:p>
      <text:p text:style-name="P57">Ох! Во что же это такое я вляпался, а? За кого они меня, чёрт побери, принимают?</text:p>
      <text:p text:style-name="P57">Я присел на лавочку и наклонился пониже, чтобы наши головы были на одном уровне.</text:p>
      <text:p text:style-name="P57">– А твоего «па» не смущает, что я и Селестия м-м-м… немного разных видов? Точнее, совсем разных?</text:p>
      <text:p text:style-name="P57">– И чо? – без малейшего замешательства спросила кроха.</text:p>
      <text:p text:style-name="P5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7">– <text:s/>Как тебе объяснить? Встречаться могут лишь создания одного вида. Так заложено природой. Мы <text:soft-page-break/>не подходим друг к другу по... <text:s/>эээ... некоторым физическим параметрам.</text:p>
      <text:p text:style-name="P5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7">– <text:s/>Кха-кхе-гррхмм... Э-э-э... м-м-м... ну-у-у...</text:p>
      <text:p text:style-name="P57">У меня в голове произошло короткое замыкание. Слова пропали. Уши начали гореть.</text:p>
      <text:p text:style-name="P57">– <text:s/>Как, ты говоришь, тебя зовут? – в конце-концов выдавил осипшим голосом я, стараясь перевести тему. – Про чей день рождения я должен рассказать?</text:p>
      <text:p text:style-name="P5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7">У меня в памяти зажглась лампочка.</text:p>
      <text:p text:style-name="P57">– Постой-постой, не части. Твой отец, случайно, не Хорст Мэдтроттер?</text:p>
      <text:p text:style-name="P57">– Агась. А ты откуда знаешь?</text:p>
      <text:p text:style-name="P57">– Да так, один пони сказал. – я полез за пазуху и достал красную коробочку. – Вот тебе подарок.</text:p>
      <text:p text:style-name="P5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7">– Вообще-то, это не мой подарок. Его просил передать один старик, Норф Каррус из каретной мастерской.</text:p>
      <text:p text:style-name="P57">– Аааа, я его знаю! Мы с Шейлой ходили к нему играть, пока она не пропала. У Норфа интересно!</text:p>
      <text:p text:style-name="P57">Индиго открыла коробочку. Внутри на подстилке из тырсы лежала крохотная модель кареты в мельчайших подробностях.</text:p>
      <text:p text:style-name="P57">– Ух ты! – благоговейно прошептала Индиго. – Королева Лорен! Я даже управляла ею немножко.</text:p>
      <text:p text:style-name="P57">– Как ею можно управлять, если она не запряжена? Уж не Норф ли таскал её? – усомнился я.</text:p>
      <text:p text:style-name="P5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7">Я остался сидеть в полнейшем замешательстве. </text:p>
      <text:p text:style-name="P57"/>
      <text:p text:style-name="P59">***</text:p>
      <text:p text:style-name="P57">&lt;<text:span text:style-name="T37">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7"/>
      <text:p text:style-name="P57">В дверях библиотеки появился знакомый силуэт.</text:p>
      <text:p text:style-name="P57">– Привет, твоё высочество! Тебя уже выпустили, или опять от докторов смылась?</text:p>
      <text:p text:style-name="P57"><text:soft-page-break/>Аликорница прошла в комнату и устало уселась рядом со мной.</text:p>
      <text:p text:style-name="P5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7">Я с подозрением посмотрел на Селестию. Где-то я уже видел эту улыбочку на хитрой роже.</text:p>
      <text:p text:style-name="P5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7">– Вот ещё! – возмущению Селестии не было предела. Аликорница встала и демонстративно повернулась ко мне задом.</text:p>
      <text:p text:style-name="P5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7">Я подёргал замок на накрупнике. Таки не врёт.</text:p>
      <text:p text:style-name="P57">– Убедился? Вообще-то, такое недоверие меня оскорбляет. Ни один пони так бы себя не повёл со мной. – Селестия улеглась возле кресла и надулась.</text:p>
      <text:p text:style-name="P57">– Разумеется, твои подданные вели бы себя с большим пиететом. Но я же не твой подданный, твоё высочество!</text:p>
      <text:p text:style-name="P57">Аликорница вскинула копыто к виску.</text:p>
      <text:p text:style-name="P5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7">– Окей, как хочешь. Никаких больше высочеств.</text:p>
      <text:p text:style-name="P5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57">Селестия сморщила нос в улыбке и спросила, прикрывшись крылом:</text:p>
      <text:p text:style-name="P57">– К слову, а что говорят мои подданные про нас? Что означает «чёрте-что»?</text:p>
      <text:p text:style-name="P57">Я вспомнил разговор с Индиго и почувствовал, как снова начинают гореть уши.</text:p>
      <text:p text:style-name="P57">– Чёрте-что — это значит «ерунда». Большая ерунда.</text:p>
      <text:p text:style-name="P57">– Оу, как интересно! – Селестия приблизила ко мне морду и повернула уши. – Расскажи-ка поподробнее. Я вся во внимании.</text:p>
      <text:p text:style-name="P57">–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57">Аликорница, широко раскрыв глаза, медленно тянула ко мне морду. Наконец, когда наши носы почти соприкоснулись, она не выдержала.</text:p>
      <text:p text:style-name="P57">– А-ха-ха-ха-ха-ха-ха!!! О-у-у-у-у-у-ха-ха-ха! И-и-и-и-ха-ха-ха! – Селестия перевернулась на спину и дёргала от смеха копытами.</text:p>
      <text:p text:style-name="P57">– <text:s/>Очень смешно! Ей говорят, что она подозревается в сексуальных извращениях, а она регочет! Мне-то пофиг, а тебе ещё править придётся!</text:p>
      <text:p text:style-name="P57">– <text:s/>И-и-изви-ни, Макс, не-мо-гу-у-у-у… Ох! Давненько я так не смеялась! Лет двести — так точно!</text:p>
      <text:p text:style-name="P57">Я потянул её за копыто и перевернул обратно на живот.</text:p>
      <text:p text:style-name="P57">– Что смешного-то?</text:p>
      <text:p text:style-name="P57">Аликорница вытерла крылом выступившие слёзы и объяснила:</text:p>
      <text:p text:style-name="P57">– Я-то была уверена, что Плантаго Майор настоял на накрупнике, беспокоясь, чтобы я не <text:soft-page-break/>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7">– Ты не видишь ничего странного в межвидовых спариваниях? – охренел я. – Куда я, блин, попал???</text:p>
      <text:p text:style-name="P57">Селестия развернула моё кресло к себе и задумчиво посмотрела мне в глаза.</text:p>
      <text:p text:style-name="P57">– Очевидно, мне стоит рассказать тебе, Макс, откуда произошли пегасы и единороги.</text:p>
      <text:p text:style-name="P5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7">– А как выглядят сами истинные единороги? – спросил я.</text:p>
      <text:p text:style-name="P5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57">– Ха! – ответил я. – В моём мире они также известны. Правда, как несуществующий, сказочный вид.</text:p>
      <text:p text:style-name="P5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7">– Ишь ты! А что было дальше?</text:p>
      <text:p text:style-name="P5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7"/>
      <text:p text:style-name="P57">Селестия встала, потянувшись по-кошачьи, и направилась к выходу. У двери она обернулась ко мне.</text:p>
      <text:p text:style-name="P57">– Сто лет не гуляла по парку. Составишь мне компанию?</text:p>
      <text:p text:style-name="P57">Я поднялся с кресла, гадая, шутила Селестия про сто лет, или нет?</text:p>
      <text:p text:style-name="P5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7"><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7">Селестия грустно засмеялась своим мыслям.</text:p>
      <text:p text:style-name="P5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7">– А о чём ты грустила?</text:p>
      <text:p text:style-name="P5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7">– Но ты не выглядишь сумасшедшей.</text:p>
      <text:p text:style-name="P57">–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7">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7">– Постой, а как же Луна? Мне показалось, она питала тёплые чувства к Кимеринну?</text:p>
      <text:p text:style-name="P57">Селестия задумалась, автоматически ковыряя копытом ямку под валуном.</text:p>
      <text:p text:style-name="P5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7">– А Дискорд? Ты говорила, он от древности вообще сбрендил. Тем-не-менее, он определённо «подъезжал» к Луне тогда, в развалинах.</text:p>
      <text:p text:style-name="P5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7">Селестия рассмеялась.</text:p>
      <text:p text:style-name="P57"><text:soft-page-break/>–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7">Селестия вскочила с места.</text:p>
      <text:p text:style-name="P57">– АЙ-Я-Я-Я-Я-Й!</text:p>
      <text:p text:style-name="P5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7">– Раньше тут не было муравейника!!! – Селестия с мольбой взглянула на меня. – Мааакс!! Помоги! Они кусаются! Я <text:s/>сейчас свихнусь почище Дискорда!</text:p>
      <text:p text:style-name="P57">Аликорница подпрыгнула и, взбрыкнув, начала кружиться в обратную сторону.</text:p>
      <text:p text:style-name="P57">– Вот нечего землю ковырять там, где не надо! Стой!!! – я схватил её за хвост, останавливая. Затем осторожно завёл руку под накрупник.</text:p>
      <text:p text:style-name="P57">…</text:p>
      <text:p text:style-name="P57">–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7">– Да ладно! Мне это ничего не стоило.</text:p>
      <text:p text:style-name="P5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7">– Эммм... Селестия?</text:p>
      <text:p text:style-name="P57">– Дааа? – ответила аликорница, не повернув головы. В её тоне слышались смешливые нотки.</text:p>
      <text:p text:style-name="P57">Я вытащил руку из-под накрупника.</text:p>
      <text:p text:style-name="P57">– Всё в порядке?</text:p>
      <text:p text:style-name="P57">Селестия повернула голову, и я ясно увидел широкую улыбку и фирменный ехидный прищур из-под чёлки.</text:p>
      <text:p text:style-name="P57">– А почему ты спрашиваешь? Ты разобрался с муравьями?</text:p>
      <text:p text:style-name="P57">– Вроде да. Хотя, по-моему, дело уже не в муравьях.</text:p>
      <text:p text:style-name="P57">– По-моему, тоже. – рассмеялась аликорница. – Продолжай...</text:p>
      <text:p text:style-name="P57"><text:soft-page-break/></text:p>
      <text:h text:style-name="P122" text:outline-level="2">6. Стыд</text:h>
      <text:p text:style-name="P57"/>
      <text:p text:style-name="P60">~~~ Завтра на семь в библиотеке ~~~</text:p>
      <text:p text:style-name="P60"/>
      <text:p text:style-name="P57">–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7">Норф носился по мастерской, окрылённый новообретенным учеником.</text:p>
      <text:p text:style-name="P5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57">Я посмотрел на часы. До семи оставалось двадцать минут — как раз, чтоб успеть дойти до библиотеки.</text:p>
      <text:p text:style-name="P57">– На сегодня довольно. Я ж вижу, ты торопишься. – заметил Норф.</text:p>
      <text:p text:style-name="P5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7">Я закрыл саквояж и сунул его в рюкзак.</text:p>
      <text:p text:style-name="P57">– Завтра будешь? – спросил Норф.</text:p>
      <text:p text:style-name="P57">– В то же время. – подтвердил я.</text:p>
      <text:p text:style-name="P57"/>
      <text:p text:style-name="P59">***</text:p>
      <text:p text:style-name="P57"/>
      <text:p text:style-name="P5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7">– Здрасьте!</text:p>
      <text:p text:style-name="P57"><text:soft-page-break/>Аликорница не ответила, всматриваясь в глобус.</text:p>
      <text:p text:style-name="P57">– Привет, говорю! – я подошёл вплотную и легонько сжал ей холку.</text:p>
      <text:p text:style-name="P57">– А, это ты, Макс? Привет. – аликорница, наконец, оторвалась от разноцветной сферы. – Как осваиваешься?</text:p>
      <text:p text:style-name="P57">– Нормально осваиваюсь. Работу себе нашёл. К <text:s/>Норфолку Каррусу в ученики записался.</text:p>
      <text:p text:style-name="P5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7">– Да, уже пять дней. Так здорово снова чувствовать свои мышцы! Корсет был ужасен.</text:p>
      <text:p text:style-name="P57">Аликорница прошлась передо мной с раскрытыми крыльями, демонстрируя восстановленную работоспособность.</text:p>
      <text:p text:style-name="P57">– Ну что же, и я рад за тебя. – я отвернулся, присел на край стола и стал изучать потолок. – Зачем вызывала?</text:p>
      <text:p text:style-name="P5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7">– Ты сердишься?</text:p>
      <text:p text:style-name="P57">Её ресницы щекотали мне щёку. Я отодвинул её морду от лица и сказал скучающим тоном:</text:p>
      <text:p text:style-name="P57">– Та не, с чего бы? За что мне на тебя сердиться?</text:p>
      <text:p text:style-name="P57">– Но ты ведёшь себя как чужой. Как будто мы незнакомы! Ещё чуть-чуть, и станешь называть меня на «Вы» и «Ваше Высочество».</text:p>
      <text:p text:style-name="P57">Меня прорвало.</text:p>
      <text:p text:style-name="P5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7">Я вытащил из заднего кармана брюк смятую записку с королевскими вензелями и бросил её под ноги Селестии.</text:p>
      <text:p text:style-name="P5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7">Наконец Селестия развернулась и глубоко выдохнула.</text:p>
      <text:p text:style-name="P5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7">Я подошёл к аликорнице и прикоснулся к её шее.</text:p>
      <text:p text:style-name="P57">– Всё в порядке. Я тебя понимаю — и ценю твоё признание. Сам бы ещё и не так себя повёл на твоём месте.</text:p>
      <text:p text:style-name="P57">– Да? А как бы ты себя повёл? – заинтересовалась Селестия.</text:p>
      <text:p text:style-name="P57"><text:soft-page-break/>Я вспомнил свои неудачные попытки завязать личную жизнь с девушками. Конечно, те были далеки от совершенства. Но так ли безгрешен был я сам?</text:p>
      <text:p text:style-name="P57">– Я бы не извинился. Огрызался бы и считал себя правым до последнего. Ещё и послал бы подальше.</text:p>
      <text:p text:style-name="P57">Аликорница насмешливо покачала головой.</text:p>
      <text:p text:style-name="P5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7">Я снова присел на столик, теперь уже лицом к аликорнице.</text:p>
      <text:p text:style-name="P57">– Так что случилось? Куда ты пропадала? Рассказывай.</text:p>
      <text:p text:style-name="P5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7">– Что ты видишь? – спросила она напряжённо.</text:p>
      <text:p text:style-name="P5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7">– Ты не ошиблась? Нет тут никакого города.</text:p>
      <text:p text:style-name="P57">– Сейчас нет. Раньше был. – еле слышно прошептала аликорница.</text:p>
      <text:p text:style-name="P57">– Чего ты так волнуешься? Может, на более подробной карте есть? Я бы на точность глобуса не слишком полагался.</text:p>
      <text:p text:style-name="P5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7">– Так, может, его и не было? – заметил я цинично.</text:p>
      <text:p text:style-name="P5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7">– А как ты сама помнишь о том заклинании, если оно стёрто из бытия? – резонно подметил я.</text:p>
      <text:p text:style-name="P57">– У меня есть защита памяти. Я поставила её, когда сражалась с Иггусом… Правда, защита еле действует, так как прошло очень много времени.</text:p>
      <text:p text:style-name="P5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text:soft-page-break/>защите. И то, название вспомнить не могу до сих пор.</text:p>
      <text:p text:style-name="P5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7">Аликорница потёрла висок и растерянно посмотрела на меня.</text:p>
      <text:p text:style-name="P5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7">Я обнял аликорницу, успокаивая.</text:p>
      <text:p text:style-name="P57">– Не волнуйся, принцесса. Ты делаешь всё, что от тебя зависит. Не твоя вина, если это происходит.</text:p>
      <text:p text:style-name="P57">Селестия рассеянно мотнула головой, не соглашаясь со мной.</text:p>
      <text:p text:style-name="P5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7">Она проследовала к выходу, кивком головы приглашая меня следовать за ней.</text:p>
      <text:p text:style-name="P5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7">– Да так, ни о чём. – покраснел я, вернувшись на дорожку.</text:p>
      <text:p text:style-name="P57">Селестия всмотрелась в меня внимательно и всё поняла.</text:p>
      <text:p text:style-name="P57">– <text:s/>Нам не туда. Не сейчас. Я хочу показать тебе Эквестрию. – тихо сказала она.</text:p>
      <text:p text:style-name="P57">&lt;<text:span text:style-name="T38">Pet Shop Boys — A Man Could Get Arrested</text:span>&gt;</text:p>
      <text:p text:style-name="P5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7">Она ещё сочувствует! Я старался не смотреть в её сторону, отводя глаза. Так мы дошли до городской стены.</text:p>
      <text:p text:style-name="P57">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text:soft-page-break/>разрядников. Неудивительно, что стена никем не охранялась.</text:p>
      <text:p text:style-name="P57">Взобравшись на боевой ход по винтовой лестнице крохотной сторожевой башенки, мы остановились у зубца.</text:p>
      <text:p text:style-name="P5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57">– Что ты чувствуешь? – спросила аликорница.</text:p>
      <text:p text:style-name="P57">– У меня нет слов. Ничего прекраснее я в жизни не видел! – только и смог выговорить я.</text:p>
      <text:p text:style-name="P57">Селестия склонила голову, соглашаясь.</text:p>
      <text:p text:style-name="P5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2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7">– Прошлогодний выпуск. – заметила Селестия. – Отличная работа, хотя жеребячливости хватает. Что неудивительно, учитывая их возраст.</text:p>
      <text:p text:style-name="P5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7">Пегасы, закончив работу, устроили между собой шуточную борьбу. Два жеребца, схватив за передние и задние ноги кобылку и завертели её в воздушном водовороте и, раскрутив как следует, отпустили. Она этаким «живым вертолётом» врезалась в остатки облака и пропахала в нём широкую борозду. Даже до нас донёсся её смех.</text:p>
      <text:p text:style-name="P57">– Проблемы? Что за проблемы? Извини, я таки прослушал.</text:p>
      <text:p text:style-name="P57">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57">– Когда твоя жизнь длится тысячи лет, начинаешь тонко чувствовать гармонию мира. – начала она.</text:p>
      <text:p text:style-name="P57"/>
      <text:h text:style-name="Heading_20_2" text:outline-level="2">8. Нелетающие пегасы</text:h>
      <text:p text:style-name="P57"/>
      <text:p text:style-name="P1"><text:soft-page-break/>...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замаскированных ловушек.</text:p>
      <text:p text:style-name="P1">И когда докладчик из Клаудсдейла, рассказывая новости небесного города, вскользь упомянул о нескольких заболевших жеребятах, что-то нехорошее шевельнулось у меня в груди. </text:p>
      <text:p text:style-name="P1">Гонец рассказывал о последнем выпуске лётной школы,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последнего выпуска лётной школы,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1">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7"/>
      <text:p text:style-name="P27">Семь жеребят-подростков стояли передо мною с отсутствующим видом.</text:p>
      <text:p text:style-name="P27">– Представьтесь перед вашей принцессой! – шикнул на них сопровождающий стражник.</text:p>
      <text:p text:style-name="P27">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потерявших способность 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text:span text:style-name="T39">я </text:span>стражнику. Тот вышел, тихо затворив за собой дверь.</text:p>
      <text:p text:style-name="P1"><text:span text:style-name="T1">–</text:span> Ну, дорогие мои, теперь расскажите своей принцессе правду. Ваша ложь <text:span text:style-name="T40">её</text:span>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text:span text:style-name="T41">Я</text:span>-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3">старший. </text:span><text:span text:style-name="T2">–</text:span><text:span text:style-name="T3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text:span text:style-name="T42">глупость</text:span>?</text:p>
      <text:p text:style-name="P3"><text:span text:style-name="T5">П</text:span><text:span text:style-name="T1">лотину отчуждения прорвало. Жеребята сгрудились передо мной </text:span><text:span text:style-name="T6">и</text:span><text:span text:style-name="T1"> жались к ногам, </text:span><text:span text:style-name="T6">п</text:span><text:span text:style-name="T1">ытаясь спрятаться подо мной. </text:span><text:span text:style-name="T6">З</text:span><text:span text:style-name="T1">ахлёбываясь от торопливости, </text:span><text:span text:style-name="T7">они</text:span><text:span text:style-name="T1"> рассказыв</text:span><text:span text:style-name="T7">али</text:span><text:span text:style-name="T1"> страшные подробности своих снов. </text:span><text:span text:style-name="T8">Мне стал понятен сидящий в них ужас.</text:span></text:p>
      <text:p text:style-name="P68"><text:span text:style-name="T8">И</text:span><text:span text:style-name="T1">х </text:span><text:span text:style-name="T10">кошмары</text:span><text:span text:style-name="T1"> были более-менее похожи, как будто </text:span><text:span text:style-name="T9">им снился один сон на всех. </text:span><text:span text:style-name="T11">Погодная фабрика Клаудсдейла перерабатывала в </text:span><text:span text:style-name="T13">радугу </text:span><text:span text:style-name="T11">жеребят, проваливших лётные экзамены. </text:span><text:span text:style-name="T14">Шокирующие п</text:span><text:span text:style-name="T11">одробности </text:span><text:span text:style-name="T12">истории могли бы <text:s/>свести с ума, не будь </text:span><text:span text:style-name="T15">моя психика</text:span><text:span text:style-name="T12"> закалена тысячелетиями политики.</text:span></text:p>
      <text:p text:style-name="P8"><text:span text:style-name="T43">После того, как выговорился последний из жеребят, я поняла, что сама не справлюсь. </text:span>Я обняла их крыльями и прошептала усыпляющее заклинание. <text:span text:style-name="T43">После чего вызвала стражу и отдала приказ.</text:span></text:p>
      <text:p text:style-name="P15">Луна прибыла через <text:span text:style-name="T44">пятнадцать минут.</text:span></text:p>
      <text:p text:style-name="P16">– Сестрица, тебе придётся дать весомое оправдание моему испорченному покою! – лёд в голосе Луны можно было насыпать кубиками в мартини.</text:p>
      <text:p text:style-name="P22"><text:span text:style-name="T44">Судя по р</text:span>астрёпанн<text:span text:style-name="T44">ой</text:span> грив<text:span text:style-name="T44">е,</text:span> <text:span text:style-name="T44">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span></text:p>
      <text:p text:style-name="P17">– <text:span text:style-name="T45">Извини, Луна, дело срочное.</text:span></text:p>
      <text:p text:style-name="P18">– <text:span text:style-name="T46">Надеюсь, оно стоит моих прерванных грёз об Ночной Эквестрии!</text:span></text:p>
      <text:p text:style-name="P18">– <text:span text:style-name="T48">Об Ночной Эквестрии?? Брось, сестра, я знаю, о чём ты грезишь! Уж точно среди моих стражников нет никого с таким именем.</text:span></text:p>
      <text:p text:style-name="P18">– <text:span text:style-name="T49">Да как ты смеешь?!!</text:span></text:p>
      <text:p text:style-name="P23"><text:span text:style-name="T52">Сестре всегда не хватало чувства юмора и здоровой самоиронии. </text:span>Я <text:span text:style-name="T49">молча </text:span>подняла<text:span text:style-name="T47">сь и</text:span> сложила <text:span text:style-name="T47">крылья</text:span> на спине. <text:span text:style-name="T47">У Луны отвалилась челюсть при виде</text:span> сем<text:span text:style-name="T47">ерых</text:span> жеребят, мирно посапывающих у моих ног.</text:p>
      <text:p text:style-name="P19">– <text:span text:style-name="T50">Это… Твои??? И ты скрывала от меня всё это время??? Но кто??? Кто их отец? КТО ЭТОТ…</text:span></text:p>
      <text:p text:style-name="P24">Мне пришлось заткнуть Луне рот, чтобы не разбудить жеребят.</text:p>
      <text:p text:style-name="P20">– <text:span text:style-name="T51">Тсссс! Неужели ты думаешь, что по плодовитости я могу дать фору Кризалис? Нет, это не мои жеребята. Успокойся и взгляни на их сны.</text:span></text:p>
      <text:p text:style-name="P25">Луна умолкла и сосредоточилась. Постепенно на её морде гнев смен<text:span text:style-name="T53">ил</text:span>ся недоверием, <text:span text:style-name="T53">а потом и</text:span> ужасом.</text:p>
      <text:p text:style-name="P21">– <text:span text:style-name="T54">Сто рогов мне в круп! ЧТО ЭТО ЗА…</text:span></text:p>
      <text:p text:style-name="P26">От волнения Луна вспомнила армейские ругательства. Мне снова пришлось заткнуть ей рот. </text:p>
      <text:p text:style-name="P26"/>
      <text:p text:style-name="P26"/>
      <text:p text:style-name="P6">&lt;Позвала Луну, чтобы та помогла прогнать кошмар. После того, как жеребята ушли — разговор с Луной. Та не в теме&gt;</text:p>
      <text:p text:style-name="P1"><text:soft-page-break/></text:p>
      <text:p text:style-name="P2"><text:span text:style-name="T1">–</text:span> Никто. Просто знаю. <text:span text:style-name="T1">–</text:span> Старший жеребёнок упрямо уставился в пол.</text:p>
      <text:p text:style-name="P2"><text:span text:style-name="T16">–</text:span> И я.</text:p>
      <text:p text:style-name="P2"><text:span text:style-name="T16">–</text:span> И я тоже.</text:p>
      <text:p text:style-name="P2"><text:span text:style-name="T16">–</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58">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57"/>
      <text:p text:style-name="P57"/>
      <text:p text:style-name="P57"/>
      <text:p text:style-name="P57"/>
      <text:p text:style-name="P57"/>
      <text:p text:style-name="P57">&lt;Аликорница объясняет, что она — это воплощение Эквестрии, и если она нравится Максу, ему должна нравиться и Эквестрия. Макс подтверждает (после этого Сел приняла решение о ночи с 34). Потом она рассказывает Максу об эпизоде в лётной школе. После чего — толчок, Макс чуть не падает в пропасть — Сел успевает оттащить.&gt;</text:p>
      <text:p text:style-name="P57"/>
      <text:p text:style-name="P57"/>
      <text:p text:style-name="P58">Откуда-то с окраины парка донёсся еле слышный вопль:</text:p>
      <text:p text:style-name="P58">– Индиго-о-о! Индиго-о-о-о! Домой!! Где эта несносная кобылка?!</text:p>
      <text:p text:style-name="P58">Я вспомнил утреннюю встречу.</text:p>
      <text:p text:style-name="P58">– У меня к тебе просьба от одной весьма бойкой особы.</text:p>
      <text:p text:style-name="P58">– Да? – отвлеклась от мрачных дум аликорница.</text:p>
      <text:p text:style-name="P58">– Некая Индиго Мэдтроттер просила тебя найти её подружку, Шейлу Блюскай. Якобы, она пропала.</text:p>
      <text:p text:style-name="P58">– Шейла? – Селестия тёрла копытом висок, старалась освежить память. – Да-да, помню её.</text:p>
      <text:p text:style-name="P58"/>
      <text:p text:style-name="P58"/>
      <text:p text:style-name="P58">&lt;Индиго Мэдтроттер утратила Шейлу Блюскай. Селестия вспоминает эпизод с Шейлой.&gt;</text:p>
      <text:p text:style-name="P58"/>
      <text:p text:style-name="P58">&lt;<text:span text:style-name="T22">(после 34:</text:span></text:p>
      <text:p text:style-name="P47">← Не понял? А что это, если не любовь?</text:p>
      <text:p text:style-name="P47">- Мааакс! - мягко произнесла аликорница. - Аликорны не могут любить. Я же тебе рассказывала прямо перед этим. Думала, ты поймёшь...</text:p>
      <text:p text:style-name="P47">– Охренеть! А зачем ты завела отношения со мной? Тебе жеребцов из дворцовой стражи не хватает? Свежачка захотелось? </text:p>
      <text:p text:style-name="P7"><text:span text:style-name="T2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4"> когда ты обблевал тебе копыто - т</text:span><text:span text:style-name="T25">ы стоял тогда такой жалкий, обблёванный, беспомощный, - но всё равно старался помочь мне. Это было так трогательно... </text:span></text:p>
      <text:p text:style-name="P47"><text:soft-page-break/>– Тьфу!</text:p>
      <text:p text:style-name="P58"><text:span text:style-name="T22">– <text:s/>Мне очень жаль...</text:span>&gt;</text:p>
      <text:p text:style-name="P58"/>
      <text:p text:style-name="P56"><text:span text:style-name="T1">&lt;</text:span>сюжеты из 1001 ночи<text:span text:style-name="T1">&gt;</text:span></text:p>
      <text:p text:style-name="P58"/>
      <text:p text:style-name="P58">&lt;Упоминание Стар Свирлом элементов гармонии&gt;</text:p>
      <text:p text:style-name="P6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и после этого она исчезает из Эквестрии. При этом она успевает сказать Максу, что она его...&gt;</text:p>
      <text:p text:style-name="P54"/>
      <text:p text:style-name="P52"/>
      <text:p text:style-name="P2">Дверь в библиотеку открылась и внутрь заглянул стражник из внутренней стражи.</text:p>
      <text:p text:style-name="P2"><text:span text:style-name="T1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1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16">–</text:span> Уже иду. Где я могу её найти?</text:p>
      <text:p text:style-name="P2"><text:span text:style-name="T16">–</text:span> Я проведу вас, человек Макс. <text:span text:style-name="T1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16">–</text:span> Её высочество у себя в покоях. Проходите.</text:p>
      <text:p text:style-name="P2"><text:span text:style-name="T1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16">&lt;</text:span><text:span text:style-name="T23">На самом деле, Селестия — сибаритка, в отличие от спартанки - Луны</text:span><text:span text:style-name="T16">&gt;</text:span></text:p>
      <text:p text:style-name="P2">Здесь же ничего подобного и близко не было. Был минимум вещей и все они находились в чётком <text:soft-page-break/>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16">&lt;</text:span><text:span text:style-name="T22">Одним из таких немногих был Кимеринн</text:span><text:span text:style-name="T16">&gt;</text:span>…</text:p>
      <text:p text:style-name="P2"><text:span text:style-name="T16">–</text:span> Мне очень жаль, что так получилось… Селестия.</text:p>
      <text:p text:style-name="P2">Она через силу улыбнулась. </text:p>
      <text:p text:style-name="P2"><text:s/><text:span text:style-name="T1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1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28">&lt;<text:span text:style-name="T23">После секса, Селестия отказывает Максу в аудиенции (стыдится?). Только перед его отъездом из Кантерлота она прощается с ним</text:span>&gt;</text:p>
      <text:p text:style-name="P45"/>
      <text:p text:style-name="P5">***</text:p>
      <text:p text:style-name="P28"/>
      <text:p text:style-name="P2"><text:span text:style-name="T16">&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28"/>
      <text:h text:style-name="P125" text:outline-level="2">Рассказ Селестии <text:span text:style-name="T22">(“1001 ночь”)</text:span></text:h>
      <text:p text:style-name="P9"/>
      <text:p text:style-name="P28"/>
      <text:p text:style-name="P2"/>
      <text:h text:style-name="P125"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oft-page-break/><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42"><text:span text:style-name="T16">&lt;</text:span>в сцене 34 - Тия при заварке чая добавляет порошок в огонь - тот становится голубым. А в чай - щепотку афродизиака<text:span text:style-name="T16">&gt;</text:span></text:p>
      <text:p text:style-name="P2"/>
      <text:p text:style-name="P2"><text:span text:style-name="T16">–</text:span> И что же, те жеребята перестали бояться экзаменов?</text:p>
      <text:p text:style-name="P2"><text:span text:style-name="T1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1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16">–</text:span> Ты вылила заварку? Зачем? - удивился я.</text:p>
      <text:p text:style-name="P2"><text:span text:style-name="T16">–</text:span> Моя маленькая месть дворцовым ритуалам. Только между нами! <text:span text:style-name="T1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16">–</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42"><text:span text:style-name="T16">&lt;Селестия </text:span>хочет любым способом (34) расположить к себе Макса, чтоб получить союзника в борьбе за спасение Эквестрии<text:span text:style-name="T1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16">–</text:span> А что же было дальше? Ты сказала, что случай с жеребятами был только началом?</text:p>
      <text:p text:style-name="P2"><text:span text:style-name="T16">–</text:span> А дальше всё было хуже, намного хуже...</text:p>
      <text:p text:style-name="P2"/>
      <text:h text:style-name="P125" text:outline-level="2"><text:soft-page-break/>Рейд пони-рэйнджеров</text:h>
      <text:p text:style-name="P2">&lt;Магия изо всех окраин Эквестрии бежит к её центру — в Вечнодикий лес&gt;</text:p>
      <text:p text:style-name="P40">(леденящий душу триллер, музыка тревожная)</text:p>
      <text:p text:style-name="P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5">***</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21">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5">***</text:p>
      <text:p text:style-name="P2"><text:span text:style-name="T16">&lt;</text:span><text:span text:style-name="T23">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22">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5">***</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22">???</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text:soft-page-break/>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pan text:style-name="T16">–</text:span> Луна, мой дорогой. Для тебя <text:span text:style-name="T16">—</text:span> Луна…</text:p>
      <text:p text:style-name="P2">...</text:p>
      <text:p text:style-name="P2"/>
      <text:h text:style-name="P125"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22">гидрорысью</text:span><text:span text:style-name="T16">&gt;</text:span> и нападением <text:span text:style-name="T16">&lt;</text:span><text:span text:style-name="T22">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22">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 </text:span>Душновато как-то, <text:span text:style-name="T16">–</text:span> Селестия встала с подушек и приоткрыла дверь на балкон. <text:span text:style-name="T16">–</text:span> Тебе не холодно?</text:p>
      <text:p text:style-name="P2"><text:span text:style-name="T16">–</text:span> Нет, вполне тепло. <text:span text:style-name="T16">–</text:span> Я тоже встал с подушек размять затёкшие ноги.</text:p>
      <text:p text:style-name="P2"><text:span text:style-name="T16">–</text:span> Уборная там. <text:span text:style-name="T16">–</text:span> Селестия показала на неприметную дверцу за занавеской в углу.</text:p>
      <text:p text:style-name="P2"><text:soft-page-break/><text:span text:style-name="T16">–</text:span> Как ты догадалась? <text:span text:style-name="T1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16">&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pan text:style-name="T16">&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16">–</text:span> То есть, Кимеринн видел человека у развалин замка?</text:p>
      <text:p text:style-name="P2"><text:span text:style-name="T16">–</text:span> Скорее всего, да. Правда, впоследствии он уже не был так уверен <text:span text:style-name="T1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1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1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16">–</text:span> А кто-нибудь поблизости не заметил, как они исчезают?</text:p>
      <text:p text:style-name="P2"><text:span text:style-name="T16">–</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16">–</text:span> Но самое страшное я стала ощущать последние месяцы… Мир стал тонким… Очень тонким Макс, <text:soft-page-break/>тонким и непрочным. Я чувствую это. Такое чувство, что стоит чуть-чуть задеть его <text:span text:style-name="T16">—</text:span> и всё рассыпется в прах. Вот так: миг <text:span text:style-name="T1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16">—</text:span> часть меня, и он <text:span text:style-name="T1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16">&lt;</text:span><text:span text:style-name="T22">34 - утерянная глава </text:span><text:span text:style-name="T16">&gt;</text:span></text:p>
      <text:p text:style-name="P2"><text:span text:style-name="T16">&lt;</text:span><text:span text:style-name="T22">34 с Селестией - забытая глава - утерянная память под воздействием порошка из надкрыльев скарабеев. - аванс за спасение Эквестрии</text:span><text:span text:style-name="T16">&gt;</text:span></text:p>
      <text:p text:style-name="P2">Селестия встала и начала по очереди сгибать-разгибать ноги, разминая суставы.</text:p>
      <text:p text:style-name="P2"><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25" text:outline-level="2">В библиотеке замка Селестии</text:h>
      <text:p text:style-name="P88"/>
      <text:p text:style-name="P4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6">&lt;</text:span><text:span text:style-name="T22">название книги</text:span><text:span text:style-name="T1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6">&lt;</text:span><text:span text:style-name="T22">название библиотеки</text:span><text:span text:style-name="T16">&gt;</text:span>, пытаясь найти хоть какую-нибудь зацепку. Но всё тщётно.</text:p>
      <text:p text:style-name="P2">Если верить заклинанию, я <text:span text:style-name="T16">—</text:span> внешняя сила, и если меня хорошо попросить <text:span text:style-name="T16">&lt;</text:span><text:span text:style-name="T22">см. выше - ночь с Селестией</text:span><text:span text:style-name="T1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16">&lt;</text:span>Ожидание<text:span text:style-name="T16">&gt;</text:span></text:p>
      <text:p text:style-name="P2">Наконец двери зала для приёмов растворились, и оттуда вышел потерянного вида пегас.<text:span text:style-name="T16">&lt;</text:span><text:span text:style-name="T23">Расписать в красках церемонию приёма посетителей, как и все остальные церемонии</text:span><text:span text:style-name="T1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16">–</text:span> А, это ты, Макс? <text:span text:style-name="T16">–</text:span> она повернулась ко мне. <text:span text:style-name="T16">–</text:span> Какие новости?</text:p>
      <text:p text:style-name="P2"><text:span text:style-name="T1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1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16">–</text:span> Селестия подошла к фонтанчику, обмакнула в него копыто и провела им по лбу. <text:span text:style-name="T1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16">–</text:span> Пятьдесят шесть из восьмидесяти? И чем это грозит? Ведь даже не сдав экзамен они не разучатся летать?</text:p>
      <text:p text:style-name="P2"><text:soft-page-break/><text:span text:style-name="T1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16">–</text:span> А почему вы не поселитесь в более пригодном для земледелия месте?</text:p>
      <text:p text:style-name="P2"><text:span text:style-name="T16">–</text:span> К сожалению, Эквестрия <text:span text:style-name="T1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16">–</text:span> Вот рекомендательное письмо мэру Понивилля. Вручишь его ей и она выделит тебе жильё и окажет посильную помощь. Если что-то выяснишь <text:span text:style-name="T16">—</text:span> держи меня в ведении. Посылай письма Спайком, он настроен на меня. Этот милый дракончик <text:span text:style-name="T16">—</text:span> ассистент моей ученицы, Твайлайт Спаркл. С ней ты уже знаком.</text:p>
      <text:p text:style-name="P2">Я кивнул.</text:p>
      <text:p text:style-name="P2"><text:span text:style-name="T1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1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1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16">&lt;</text:span><text:span text:style-name="T23">упомянуть проблески розового цвета</text:span><text:span text:style-name="T16">&gt;</text:span>. Хвост тоже почти подметал пол <text:span text:style-name="T16">—</text:span> это стало заметно, когда она начала двигаться.</text:p>
      <text:p text:style-name="P2"/>
      <text:p text:style-name="P46">– Говорят, по Мэйнхеттену носятся стаи алмазных псов. Они <text:span text:style-name="T16">&lt;</text:span>в ужасе<text:span text:style-name="T16">&gt;</text:span> повылазили из своих пещер и теперь скулят и пытаются спрятаться в подворотнях. Говорят, в их подземных ходах начал проваливаться пол</text:p>
      <text:p text:style-name="P46">– Куда проваливаться? – не понял я</text:p>
      <text:p text:style-name="P46">– Они не знают. В тех провалах не видно дна...</text:p>
      <text:p text:style-name="P2"/>
      <text:h text:style-name="P125"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1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5"><text:soft-page-break/>***</text:p>
      <text:p text:style-name="P2"><text:span text:style-name="T16">–</text:span> Привет, Твайлайт Спаркл! Ещё не поздно?</text:p>
      <text:p text:style-name="P2"><text:span text:style-name="T16">–</text:span> Привет! <text:span text:style-name="T16">–</text:span> Твайлайт оторвалась от полки, поставив на место толстенный пыльный фолиант. <text:span text:style-name="T1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1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16">–</text:span> Это плохо! <text:span text:style-name="T16">–</text:span> Твайлайт помрачнела. <text:span text:style-name="T16">–</text:span> Сон <text:span text:style-name="T1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16">–</text:span> Да, по себе знаю, недосып <text:span text:style-name="T16">—</text:span> одна из паршивейших вещей на свете. <text:span text:style-name="T16">–</text:span> Я уселся на ступеньку лестницы. <text:span text:style-name="T16">– </text:span>Тут такое дело… Тебе удалось что-то узнать про неведомую угрозу, о которой говорила Селестия?</text:p>
      <text:p text:style-name="P2"><text:span text:style-name="T16">–</text:span> Ты про сны о Радужной Фабрике выпускников лётной академии? <text:span text:style-name="T16">–</text:span> Твайлайт отрицательно покачала головой. <text:span text:style-name="T16">–</text:span> Нашла несколько сонников, в самом древнем написано, что сны <text:span text:style-name="T16">—</text:span> ворота в другой мир. Про Фабрику Радуг <text:span text:style-name="T16">—</text:span> ни слова.</text:p>
      <text:p text:style-name="P2"><text:span text:style-name="T16">–</text:span> М-м-м. В описании заклинания Свирл упоминал гармонию. Я и подумал, а что, если это кат-то связано с тобой и твоими друзьями?</text:p>
      <text:p text:style-name="P2"><text:span text:style-name="T16">–</text:span> Хм. Ты так думаешь? <text:span text:style-name="T16">–</text:span> Единорожка вытащила с помощью магии засаленый том из угловой полки с знакомым названием: “Основы магического искусства”.</text:p>
      <text:p text:style-name="P2"><text:span text:style-name="T16">–</text:span> М-м-м… “...на укрепление гармонии нашего континуума...”.</text:p>
      <text:p text:style-name="P2">Твайлайт начала в возбуждении ходить по читальному залу.</text:p>
      <text:p text:style-name="P2"><text:span text:style-name="T1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6">–</text:span> Элементы-шмелементы, <text:span text:style-name="T16">–</text:span> проворчал Спайк, выкарабкиваясь из-под Твайлайт, <text:span text:style-name="T16">–</text:span> привет, Макс (мы с ним виделись пару раз в Кантерлоте). Ты как, не ушиблась? <text:span text:style-name="T16">–</text:span> Дракончик повернулся к единорожке <text:span text:style-name="T16">&lt;</text:span><text:span text:style-name="T23">аликорнице?</text:span><text:span text:style-name="T16">&gt;</text:span>.</text:p>
      <text:p text:style-name="P2"><text:span text:style-name="T16">–</text:span> Да нет, всё в порядке, Спайк. <text:span text:style-name="T1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16">–</text:span> Да, логично, <text:span text:style-name="T16">–</text:span> сказала в нос Твайлайт. <text:span text:style-name="T16">–</text:span> Могла бы и сама догадаться.</text:p>
      <text:p text:style-name="P2"><text:span text:style-name="T16">–</text:span> Но проблема в том, что я не знаю, ак помочь вам. Может, я какая-то неправильная сила? <text:span text:style-name="T16">–</text:span> Я поправил платок на носу Твайлайт.</text:p>
      <text:p text:style-name="P2"><text:span text:style-name="T16">–</text:span> Заклинания Свирла Бородатого обычно срабатывают без ошибок.</text:p>
      <text:p text:style-name="P2"><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oft-page-break/><text:span text:style-name="T16">–</text:span> Нууу, - Твайлайт смутилась, <text:span text:style-name="T16">–</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2"><text:span text:style-name="T16">–</text:span> Да, печально получилось <text:span text:style-name="T16">&lt;</text:span><text:span text:style-name="T23">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6">–</text:span> Нууу, я не думаю, что это описан наша Терра. У нас ничего подобного не водится.</text:p>
      <text:p text:style-name="P2"><text:span text:style-name="T16">–</text:span> Да? Ну ладно. В конце-концов, это всего лишь миф. Свирл Бородатый, правда, упоминал о двух случаях встреч с существами, похожими на вас. <text:span text:style-name="T1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6">–</text:span> Печенье испёк Спайк. Он на удивление искусный повар, когда на него находит вдохновение.</text:p>
      <text:p text:style-name="P2"><text:span text:style-name="T1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6">–</text:span> Я помню, ваша магия Элементов Гармонии обладает большой силой.</text:p>
      <text:p text:style-name="P2"><text:span text:style-name="T16">–</text:span> Да. <text:span text:style-name="T16">–</text:span> <text:span text:style-name="T1">к</text:span>ивнула Твайлайт. <text:span text:style-name="T1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1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6">–</text:span> Для восстановления гармонии, говришь, <text:span text:style-name="T16">–</text:span> я почесал затылок.</text:p>
      <text:p text:style-name="P2"><text:span text:style-name="T16">–</text:span> Ну да, это так. Большие возмущения гармонии можно исправить только с помощью… Ой!..</text:p>
      <text:p text:style-name="P2"><text:span text:style-name="T16">–</text:span> Угу, вот именно. Сейчас имеем “большое возмущение гармонии”.</text:p>
      <text:p text:style-name="P2">Твайлайт прижала копыта к вискам.</text:p>
      <text:p text:style-name="P2"><text:span text:style-name="T1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text:span text:style-name="T16">&lt;</text:span><text:span text:style-name="T22">Во время удара магией гармонии Макс впервые видит звёздного аликорна. Тот ему показывает, что </text:span><text:soft-page-break/><text:span text:style-name="T22">мир Террыи мир Эквестрии взаимосвязаны (инь-янь)</text:span><text:span text:style-name="T16">&gt;</text:span></text:p>
      <text:p text:style-name="P28"/>
      <text:p text:style-name="P2"><text:span text:style-name="T16">–</text:span> Хорошо, у тебя есть какие-то встречные предложения?</text:p>
      <text:p text:style-name="P2">Твайлайт задумчиво прошлась вдоль книжной полки.</text:p>
      <text:p text:style-name="P2"><text:span text:style-name="T1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6">–</text:span> Для духа я слишком материален.</text:p>
      <text:p text:style-name="P2"><text:span text:style-name="T16">–</text:span> Я знаю. Но ничего более подходящего в голову не приходит. Приходи завтра после обеда. Хорошо?</text:p>
      <text:p text:style-name="P2"><text:span text:style-name="T16">–</text:span> Хорошо, Твайлайт. Приду. Спокойной ночи!</text:p>
      <text:p text:style-name="P2"><text:span text:style-name="T16">–</text:span> Спокойной ночи, Макс!</text:p>
      <text:p text:style-name="P2"/>
      <text:h text:style-name="P12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5" text:outline-level="2">Первый сеанс двойного сна. Рэрити</text:h>
      <text:p text:style-name="P2"/>
      <text:p text:style-name="P2"><text:span text:style-name="T16">&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oft-page-break/><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5" text:outline-level="2">Сон Макса</text:h>
      <text:p text:style-name="P88"/>
      <text:p text:style-name="P2"><text:span text:style-name="T16">&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2"><text:span text:style-name="T16">–</text:span> Готова, <text:span text:style-name="T16">–</text:span> процедила она.</text:p>
      <text:p text:style-name="P42">В сон отправились сразу три пони <text:span text:style-name="T16">—</text:span> Рэрити, Рэйнбоу Дэш и Пинки. Пинки после пробуждения Макса пробуждается безумной <text:span text:style-name="T16">—</text:span> Твайлайт пытается её лечить</text:p>
      <text:p text:style-name="P2"><text:span text:style-name="T22">Эгрегор Эквестрии </text:span><text:span text:style-name="T24">—</text:span><text:span text:style-name="T22"> Селестия </text:span><text:span text:style-name="T24">—</text:span><text:span text:style-name="T22"> на кончике главного рога Анакорна</text:span><text:span text:style-name="T16">&gt;</text:span></text:p>
      <text:p text:style-name="P5">***</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oft-page-break/><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45"/>
      <text:p text:style-name="P2"/>
      <text:p text:style-name="P2"><text:span text:style-name="T16">–</text:span> Я первая предложила! <text:span text:style-name="T16">–</text:span> возмутилась Пинки.</text:p>
      <text:p text:style-name="P2"><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oft-page-break/><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text:span text:style-name="T22">У Твайлайт после видения гибели Кимеринна появились морщинки возле глаз</text:span><text:span text:style-name="T16">&gt;</text:span></text:p>
      <text:p text:style-name="P2"/>
      <text:h text:style-name="P12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6">–</text:span> Привет! Куда это ты собрался? <text:span text:style-name="T16">–</text:span> <text:span text:style-name="T1">п</text:span>розвучало из листвы, как только я взялся за ручку двери. С ветки на землю спланировала Рэйнбоу Дэш.</text:p>
      <text:p text:style-name="P2"><text:span text:style-name="T16">–</text:span> Она ещё спит. Вчера пересидела за книгами. Не стоит её будить. <text:span text:style-name="T16">–</text:span> пегаска <text:span text:style-name="T1">к</text:span>ивнула на дверь. <text:span text:style-name="T16">–</text:span> Ну, пошли?</text:p>
      <text:p text:style-name="P2"><text:span text:style-name="T16">–</text:span> Пошли, Рэйнбоу Дэш. А куда?</text:p>
      <text:p text:style-name="P2"><text:span text:style-name="T16">–</text:span> Слушай, зови меня Дэш. А то и мне придётся звать тебя полным именем, а я этого не выношу.</text:p>
      <text:p text:style-name="P2"><text:span text:style-name="T16">–</text:span> Договорились, Дэш. Так куда мы идём?</text:p>
      <text:p text:style-name="P2"><text:span text:style-name="T16">–</text:span> К <text:span text:style-name="T16">&lt;</text:span><text:span text:style-name="T22">водопаду</text:span><text:span text:style-name="T16">&gt;</text:span>. Там здоровски красивое место.</text:p>
      <text:p text:style-name="P2"><text:span text:style-name="T16">–</text:span> А я думал, ты хочешь показать мне Понивилль.</text:p>
      <text:p text:style-name="P2"><text:span text:style-name="T16">–</text:span> Да ладно, <text:span text:style-name="T16">–</text:span> засмеялась пегаска, скосив на меня смущёную мордочку, <text:span text:style-name="T1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6">–</text:span> Макс, <text:span text:style-name="T16">–</text:span> нарушила молчание Дэш, <text:span text:style-name="T1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6">–</text:span> Дежа вю? Ты об этом?</text:p>
      <text:p text:style-name="P2"><text:span text:style-name="T16">– </text:span>Что? Какое ещё дежавю?</text:p>
      <text:p text:style-name="P2"><text:span text:style-name="T16">–</text:span> Ложные воспоминания. Ты помнишь о чём-то, чего на самом деле никогда не было.</text:p>
      <text:p text:style-name="P2"><text:span text:style-name="T16">–</text:span> Хм. Может, и дежавю… Может… А если всё же было? Но ты не помнишь когда и как?</text:p>
      <text:p text:style-name="P2"><text:span text:style-name="T16">–</text:span> Дэш, не говори загадками. Если хочешь услышать внятный ответ, задавай внятный вопрос.</text:p>
      <text:p text:style-name="P2"><text:span text:style-name="T16">–</text:span> Не готова я… задать внятный вопрос. <text:span text:style-name="T16">–</text:span> <text:span text:style-name="T1">п</text:span>робормотала пегаска. <text:span text:style-name="T16">–</text:span> Нам туда.</text:p>
      <text:p text:style-name="P2">Дэш указала на тропку, уводящую от путей в молодой берёзово-кленовый лесок.</text:p>
      <text:p text:style-name="P2"><text:span text:style-name="T16">–</text:span> Ну-у-у, так мы до вечера не дойдём. <text:span text:style-name="T16">–</text:span> <text:span text:style-name="T1">н</text:span>едовольно заметила Дэш через пару минут. <text:span text:style-name="T16">–</text:span> Пробежимся?</text:p>
      <text:p text:style-name="P2"><text:span text:style-name="T16">–</text:span> Из меня бегун тот ещё. <text:s/>Я проплыть могу больше, чем пробежать.</text:p>
      <text:p text:style-name="P2"><text:span text:style-name="T1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6">–</text:span> Всё, Дэш. Я больше не могу.</text:p>
      <text:p text:style-name="P2"><text:span text:style-name="T16">–</text:span> Ты шутишь? Мы и полмили не пробежали.</text:p>
      <text:p text:style-name="P2"><text:span text:style-name="T16">–</text:span> Понимаешь, бег <text:span text:style-name="T1">—</text:span> не моя сильная сторона. Никогда не умел долго бегать.</text:p>
      <text:p text:style-name="P2"><text:span text:style-name="T16">–</text:span> Как же ты жил тогда? <text:span text:style-name="T16">–</text:span> недоумённо уставилась на меня пегаска. <text:span text:style-name="T16">– </text:span><text:span text:style-name="T1">Летать-то ты тоже не умеешь?</text:span></text:p>
      <text:p text:style-name="P2"><text:span text:style-name="T1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6">–</text:span> Ничего себе “скорее исключение, чем правило”, <text:span text:style-name="T16">–</text:span> удивлённо повторила Дэш. <text:span text:style-name="T16">–</text:span> Да у нас это такое же исключение, как нелетающий пегас! Какое уж там “правило”! Дискорд, что же нам делать? Так мы не успеем…</text:p>
      <text:p text:style-name="P2"><text:span text:style-name="T16">–</text:span> Мы можем вернуться. А это место ты покажешь мне в другой раз. Выберемся туда в двухдневный поход.</text:p>
      <text:p text:style-name="P2"><text:span text:style-name="T16">–</text:span> Нет уж! Никаких “вернуться”. Если вернёмся, то никогда уже там не побываем. <text:span text:style-name="T16">–</text:span> <text:span text:style-name="T1">с</text:span>ерьёзно заявила Дэш. <text:span text:style-name="T16">–</text:span> Уж поверь мне. Вот что. У тебя передние лапы <text:span text:style-name="T1">—</text:span> те, которые с пальцами, <text:span text:style-name="T1">—</text:span> сильные?</text:p>
      <text:p text:style-name="P2"><text:span text:style-name="T16">&lt;</text:span><text:span text:style-name="T22">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text:span text:style-name="T16">–</text:span> Сможешь меня удержать?</text:p>
      <text:p text:style-name="P2"><text:span text:style-name="T16">–</text:span> Ты про руки, что ли? Смогу. А зачем?</text:p>
      <text:p text:style-name="P2"><text:span text:style-name="T1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6">–</text:span> <text:span text:style-name="T1">н</text:span>ачала оправдываться Дэш.</text:p>
      <text:p text:style-name="P2"><text:soft-page-break/><text:span text:style-name="T1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6">–</text:span> Ну да, не сообразила сразу насчёт баланса, <text:span text:style-name="T16">–</text:span> рассмеялась пегаска, вставая на ноги. <text:span text:style-name="T1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6">–</text:span> Ю-у-у-у-ху-у-у-у!!! <text:span text:style-name="T1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6">&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22"> Пинки? </text:span><text:span text:style-name="T24">–</text:span><text:span text:style-name="T22"> Дэш сморщила нос. </text:span><text:span text:style-name="T24">–</text:span><text:span text:style-name="T22"> Я скажу ей, чтоб больше не </text:span><text:span text:style-name="T24">платила.</text:span><text:span text:style-name="T16">&gt;</text:span></text:p>
      <text:p text:style-name="P2"><text:span text:style-name="T16">Хотя</text:span> за то немногое время, что мы провели вместе, я понял, что ожидать от голубой пегаски предсказуемости <text:span text:style-name="T1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6">—</text:span> скажем, 35 <text:span text:style-name="T16">– </text:span>40 метров (на 50 я без дыхательной подготовки давно не замахиваюсь, а о 75-ти уже даже и не вспоминаю), но в такой воде <text:span text:style-name="T1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6">–</text:span> Ф-р-р-р. Тьфу! Бр-р-р.</text:p>
      <text:p text:style-name="P2">Дэш выплюнула меня на берег и сама упала рядом.</text:p>
      <text:p text:style-name="P2"><text:span text:style-name="T16">–</text:span> Что ж? Ты? Не? Сказал? Что? <text:s/>Не? Умеешь? Плавать? <text:span text:style-name="T16">–</text:span> <text:span text:style-name="T1">в</text:span> промежутках между вздохами процедила Дэш.</text:p>
      <text:p text:style-name="P2"><text:span text:style-name="T16">–</text:span> С чего ты взяла? Я умею.</text:p>
      <text:p text:style-name="P2"><text:span text:style-name="T16">–</text:span> Ты ушёл под воду! И не выныривал! <text:span text:style-name="T16">–</text:span> <text:span text:style-name="T1">о</text:span>т возмущения пегаска даже забыла дышать.</text:p>
      <text:p text:style-name="P2"><text:span text:style-name="T16">–</text:span> Я не выныривал, потому что решил поплавать под водой. Я, вообще, это дело люблю.</text:p>
      <text:p text:style-name="P2"><text:span text:style-name="T16">–</text:span> Что??! И ты не предупредил меня?!! Знаешь, как я испугалась?!! Ни одна пони без магии столько под водой не продержится!!</text:p>
      <text:p text:style-name="P2"><text:span text:style-name="T1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6">–</text:span> Да. Это я виновата. Я дура. Извини, <text:span text:style-name="T16">–</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1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6">&lt;</text:span><text:span text:style-name="T22">В Кантерлоте Макс присутствует на церемонии прощания с Кимеринном</text:span><text:span text:style-name="T1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6">–</text:span> Ух ты! <text:span text:style-name="T1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6">–</text:span> Как тут…</text:p>
      <text:p text:style-name="P2"><text:span text:style-name="T16">–</text:span> Красиво, правда? <text:span text:style-name="T16">–</text:span> Дэш отследила мой взгляд и кивнула.</text:p>
      <text:p text:style-name="P2"><text:span text:style-name="T16">–</text:span> Красиво <text:span text:style-name="T1">—</text:span> это не то <text:span text:style-name="T1">чувство</text:span>. Тут чудесно! Просто слов нет…</text:p>
      <text:p text:style-name="P2"><text:span text:style-name="T1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6">–</text:span> А сейчас? Сейчас у тебя есть такое чувство?</text:p>
      <text:p text:style-name="P2"><text:span text:style-name="T16">–</text:span> Сейчас мне хочется, чтобы ты это видел. Не знаю почему. То есть, не совсем чтобы не знаю. <text:span text:style-name="T16">–</text:span> Дэш отпрянула и посмотрела мне в глаза. <text:span text:style-name="T1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6">–</text:span> Это исключено, Дэш. Я никак не мог повстречаться с тобой в своём мире.</text:p>
      <text:p text:style-name="P2"><text:span text:style-name="T16">–</text:span> Да? Странно. Откуда же это чувство, будто я тебя знаю? <text:span text:style-name="T16">–</text:span> <text:span text:style-name="T1">п</text:span>робормотала пегаска. <text:span text:style-name="T1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6">–</text:span> Тебе надо просушить шерсть. Снимай-ка одежду! <text:span text:style-name="T16">–</text:span> <text:span text:style-name="T1">с</text:span>командовала Дэш.</text:p>
      <text:p text:style-name="P2"><text:span text:style-name="T1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6">–</text:span> Куда это ты спрятался? <text:span text:style-name="T16">–</text:span> <text:span text:style-name="T1">з</text:span>аросли вербы раздвинулись, пропуская пегаску.</text:p>
      <text:p text:style-name="P2"><text:span text:style-name="T16">–</text:span> Оп-па! <text:span text:style-name="T1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6">–</text:span> Ты чего? <text:span text:style-name="T16">–</text:span> <text:span text:style-name="T1">в</text:span> конце-концов озадаченно спросила она. <text:span text:style-name="T16">–</text:span> Что-то не так?</text:p>
      <text:p text:style-name="P2"><text:soft-page-break/><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6">–</text:span> А с кем не так? Со мной? С тобой? Или вообще? <text:span text:style-name="T16">–</text:span> <text:span text:style-name="T1">д</text:span>опытывалась пегаска.</text:p>
      <text:p text:style-name="P2"><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2"><text:span text:style-name="T16">–</text:span> Ну и?</text:p>
      <text:p text:style-name="P2"><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6">–</text:span> А какой смысл в этом правиле? Какую цель оно преследует?</text:p>
      <text:p text:style-name="P2"><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6">–</text:span> Вот видишь, ты меня правильно поняла. Описанные тобой табу у нас, кстати, тоже есть.</text:p>
      <text:p text:style-name="P2"><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6">&lt;</text:span><text:span text:style-name="T22">Аликорны </text:span><text:span text:style-name="T24">—</text:span><text:span text:style-name="T22"> элементали. Они воплощают в себе какую-либо сторону чаяний и настроений сообщества пони. Анакорн </text:span><text:span text:style-name="T24">—</text:span><text:span text:style-name="T22"> супераликорн, элементаль всего мира</text:span><text:span text:style-name="T16">&gt;</text:span></text:p>
      <text:p text:style-name="P28"/>
      <text:p text:style-name="P2"><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попросили спеть на празднике <text:span text:style-name="T16">&lt;</text:span><text:span text:style-name="T24">zxcbzxcvb</text:span><text:span text:style-name="T16">&gt;</text:span>.</text:p>
      <text:p text:style-name="P2">Я не ответил.</text:p>
      <text:p text:style-name="P2">Пегаска подошла поближе и села, прижавшись тёплым боком ко мне.</text:p>
      <text:p text:style-name="P2"><text:span text:style-name="T16">–</text:span> Ты молчишь. Я опять рассердила тебя, да? У меня постоянно с этим проблемы. <text:span text:style-name="T16">–</text:span> Дэш напряжённо смотрела в одну точку прямо перед собой. Её шерсть не могла скрыть мелко дрожи. <text:span text:style-name="T1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6">–</text:span> У тебя оригинальный способ исповедаться, Дэш, <text:span text:style-name="T16">–</text:span> наконец закашлялся я. <text:span text:style-name="T16">–</text:span> Затащить в укромное <text:soft-page-break/>местечко, попытаться утопить, а под конец сорвать штаны и… <text:span text:style-name="T16">–</text:span> тут Дэш сама прыснула от смеха.</text:p>
      <text:p text:style-name="P2">Вдоволь отсмеявшись, Дэш ткнула меня носом в грудь и спросила:</text:p>
      <text:p text:style-name="P2"><text:span text:style-name="T16">–</text:span> И?</text:p>
      <text:p text:style-name="P2"><text:span text:style-name="T16">–</text:span> Что “и”?</text:p>
      <text:p text:style-name="P2"><text:span text:style-name="T16">–</text:span> Ты сказал: “ А под конец сорвать штаны и…” <text:span text:style-name="T16">–</text:span> вот я и хочу знать, что “и”?</text:p>
      <text:p text:style-name="P2">Я смутился.</text:p>
      <text:p text:style-name="P2"><text:span text:style-name="T16">–</text:span> Да ничего… Не бери в голову.</text:p>
      <text:p text:style-name="P2"><text:span text:style-name="T16">–</text:span> А я хочу брать! Какой ты всё-таки… <text:span text:style-name="T16">–</text:span> Дэш встала, потянувшись сначала передней половиной, потом задней.</text:p>
      <text:p text:style-name="P2"><text:span text:style-name="T16">–</text:span> Какой?</text:p>
      <text:p text:style-name="P2"><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6">–</text:span> Короче, решай. <text:span text:style-name="T16">–</text:span> <text:span text:style-name="T1">е</text:span>ё нос почти касался моего. <text:span text:style-name="T1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6">–</text:span> Дэш, ты..?</text:p>
      <text:p text:style-name="P2"><text:span text:style-name="T16">–</text:span> Да, Дискорд тебя забери! Я предлагаю тебе ЗА-НЯТЬ-СЯ СЕК-СОМ со мной! <text:span text:style-name="T16">–</text:span> <text:span text:style-name="T1">п</text:span>очти зло отчеканила пегаска. <text:span text:style-name="T1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6">–</text:span> Дэш!</text:p>
      <text:p text:style-name="P2"><text:span text:style-name="T16">–</text:span> Да? <text:span text:style-name="T1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6">–</text:span> Ничего себе!</text:p>
      <text:p text:style-name="P2"><text:span text:style-name="T16">–</text:span> А ты как думал, откуда взялись пони-пегасы и пони-единороги?</text:p>
      <text:p text:style-name="P2"><text:span text:style-name="T16">–</text:span> Я думал, они всегда были.</text:p>
      <text:p text:style-name="P2"><text:span text:style-name="T16">–</text:span> Не всегда. Пегасы произошли от земных пони и грифонов. Пони-единороги <text:span text:style-name="T16">–</text:span> от земных пони и диких единорогов.</text:p>
      <text:p text:style-name="P2"><text:span text:style-name="T16">–</text:span> А что это за дикие единороги?</text:p>
      <text:p text:style-name="P2"><text:span text:style-name="T16">–</text:span> Сейчас они почти не встречаются. У них хвосты как у льва <text:span text:style-name="T1">—</text:span> с кисточкой на конце. И раздвоенные копыта.</text:p>
      <text:p text:style-name="P2"><text:span text:style-name="T16">–</text:span> А аликорны от кого произошли? От пегасов и единорогов?</text:p>
      <text:p text:style-name="P2"><text:soft-page-break/><text:span text:style-name="T16">–</text:span> Нет, <text:span text:style-name="T16">–</text:span> отрицательно покачала головой Дэш. <text:span text:style-name="T16">–</text:span> Никто не знает, как появились аликорны. Одно я знаю точно: если единорог спарится с пегасом, аликорна не получится.</text:p>
      <text:p text:style-name="P2"><text:span text:style-name="T16">–</text:span> Что ж, спасибо, что просветила. Однако…</text:p>
      <text:p text:style-name="P2"><text:span text:style-name="T16">–</text:span> Что?</text:p>
      <text:p text:style-name="P2"><text:span text:style-name="T16">–</text:span> Ты лежишь на мне.</text:p>
      <text:p text:style-name="P2"><text:span text:style-name="T16">–</text:span> Ну да, лежу, <text:span text:style-name="T16">–</text:span> Дэш ехидно улыбнулась и заёрзала животом. <text:span text:style-name="T16">–</text:span> А что?</text:p>
      <text:p text:style-name="P2"><text:span text:style-name="T16">–</text:span> А то, что в таком положении я до тебя не достану! У тебя слишком высоко расположена... ммм… анатомия.</text:p>
      <text:p text:style-name="P2"><text:span text:style-name="T16">–</text:span> Потерпи чуть-чуть, <text:span text:style-name="T16">–</text:span> пегаска хихикнула и снова заёрзала животом, прижав его ко мне. <text:span text:style-name="T1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6">–</text:span> Эт-то магия-а-а-а.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предплечье. Дыхание у неё стало прерывистым.</text:p>
      <text:p text:style-name="P2"><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2"><text:span text:style-name="T16">–</text:span> Дэш, <text:span text:style-name="T16">–</text:span> рассмеялся я, <text:span text:style-name="T16">–</text:span> отпусти ухо!</text:p>
      <text:p text:style-name="P2"><text:span text:style-name="T16">–</text:span> Отпускаю, <text:span text:style-name="T16">–</text:span> шепнула пегаска мне в ухо. <text:span text:style-name="T16">–</text:span> А ты вытаскивай из меня палец и займись делом.</text:p>
      <text:p text:style-name="P2">С этими словами пегаска встала.</text:p>
      <text:p text:style-name="P5">***</text:p>
      <text:p text:style-name="P2">Последние полчаса мы просто лежали на пляже и нежились под вечерним солнцем, когда Дэш вскочила на ноги.</text:p>
      <text:p text:style-name="P2"><text:span text:style-name="T16">–</text:span> Мы опаздываем! Рэрити назначила на восемь часов вечера у Твайлайт!</text:p>
      <text:p text:style-name="P2"><text:soft-page-break/><text:span text:style-name="T16">&lt;</text:span><text:span text:style-name="T22">Р/Д отправляется в сон до Рэрити и там вспоминает Леро/Листа.</text:span><text:span text:style-name="T16">&gt;</text:span></text:p>
      <text:p text:style-name="P2">Пока я одевался, пегаска в нетерпении рыла копытом землю.</text:p>
      <text:p text:style-name="P2"><text:span text:style-name="T16">–</text:span> Оделся? Хватайся! <text:span text:style-name="T16">–</text:span> Дэш подпрыгнула и зависла у меня над головой, давая схватиться за ноги.</text:p>
      <text:p text:style-name="P2">И мы понеслись…</text:p>
      <text:p text:style-name="P2"/>
      <text:h text:style-name="P12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16">&lt;</text:span><text:span text:style-name="T22">Вкратце суть сна Рэрити.</text:span></text:p>
      <text:p text:style-name="P2"><text:span text:style-name="T22">Она проснулась в мире Терры веб-дизайнером. И мир Эквестрии ей только снился </text:span><text:span text:style-name="T24">—</text:span><text:span text:style-name="T22"> и быстро начал забываться. Т.е. мир Эквестрии - всего лишь сон терранского парня (девушки?)</text:span></text:p>
      <text:p text:style-name="P2"><text:span text:style-name="T22">к экрану - очередь из пони (пони пропадают из Эквестрии). В очереди близко к экрану </text:span><text:span text:style-name="T24">—</text:span><text:span text:style-name="T22"> Селестия. Рэрити </text:span><text:span text:style-name="T24">—</text:span><text:span text:style-name="T22"> без очереди (у неё </text:span><text:span text:style-name="T24">—</text:span><text:span text:style-name="T22"> билет-пропуск от Индрэ).</text:span></text:p>
      <text:p text:style-name="P2"><text:span text:style-name="T22">Рэрити проснулась парнем, т.к. в Эквестрии </text:span><text:span text:style-name="T24">—</text:span><text:span text:style-name="T22"> матриархат, роль терранских мужчин там несут кобылы.</text:span></text:p>
      <text:p text:style-name="P2"><text:span text:style-name="T22">В конце-концов Макс проснётся на Земле, всё это ему приснится и он быстро забудет этот сон. По стопам этого сна он напишет книгу</text:span><text:span text:style-name="T16">&gt;</text:span></text:p>
      <text:p text:style-name="P2"/>
      <text:p text:style-name="P5">***</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1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16">&lt;</text:span><text:span text:style-name="T22">Влад рассказывает Максу о своём сне </text:span><text:span text:style-name="T24">—</text:span><text:span text:style-name="T22"> как он был поняхой, а потом проснулся в мире Терры</text:span><text:span text:style-name="T16">&gt;</text:span></text:p>
      <text:p text:style-name="P28"/>
      <text:p text:style-name="P2"><text:span text:style-name="T16">– </text:span>... я слишком приблизилась к экрану и меня стало тянуть к нему. Пони, ждущий своей очереди, еле увернулся от меня <text:span text:style-name="T16">—</text:span> так быстро я неслась к экрану, <text:span text:style-name="T16">–</text:span> возбуждённо говорила Рэрити, <text:span text:style-name="T16">–</text:span> но тут… <text:span text:style-name="T16">–</text:span> она запнулась.</text:p>
      <text:p text:style-name="P2"><text:span text:style-name="T16">–</text:span> Да? Что “тут”? <text:span text:style-name="T16">–</text:span> Твайлайт была вся внимание.</text:p>
      <text:p text:style-name="P2"><text:span text:style-name="T16">–</text:span> Тут я проснулась.</text:p>
      <text:p text:style-name="P2"><text:span text:style-name="T16">–</text:span> О, понятно. Я была вынуждена прервать ваше сновидение, так как Макс очень плохо выглядел. <text:span text:style-name="T16">–</text:span> <text:span text:style-name="T1">о</text:span>бъяснила Твайлайт. <text:span text:style-name="T16">–</text:span> В твоих манекенах в бутике больше жизни, чем тогда было в нём <text:span text:style-name="T16">–</text:span> она указала копытом на меня. <text:span text:style-name="T16">–</text:span> Но даже то, что ты успела увидеть, очень интересно. Сфера из светящихся пони <text:span text:style-name="T16">–</text:span> это, конечно же, Эгрегор Эквестрии. Место, откуда берутся и куда уходят все пони</text:p>
      <text:p text:style-name="P2">(<text:span text:style-name="T16">&lt;</text:span><text:span text:style-name="T22">согласовать с тем, что говорил Анакорн о Р/Д</text:span><text:span text:style-name="T16">&gt;</text:span>). </text:p>
      <text:p text:style-name="P2">Об этом Эгрегоре пишется в книге <text:span text:style-name="T16">&lt;</text:span><text:span text:style-name="T22">Изменчивой Магии</text:span><text:span text:style-name="T16">&gt;</text:span>. То, что Рэрити удалось его увидеть <text:span text:style-name="T1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text:span text:style-name="T16">&lt;</text:span><text:span text:style-name="T22">обоснование сна для Р/Д. РД видит несколько вариантов историй с Mane6 </text:span><text:span text:style-name="T24">—</text:span><text:span text:style-name="T22"> и с собой + Леро </text:span><text:span text:style-name="T24">—</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16">&gt;</text:span></text:p>
      <text:p text:style-name="P2"/>
      <text:p text:style-name="P2"><text:span text:style-name="T16">–</text:span> Хммм… <text:span text:style-name="T16">–</text:span> Твайлайт в задумчивости остановилась перед одной из полок. <text:span text:style-name="T1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6">–</text:span> И самое главное… <text:span text:style-name="T16">–</text:span> Рэрити задумчиво потерла висок. <text:span text:style-name="T16">–</text:span> В той очереди, совсем близко к экрану стояла она…</text:p>
      <text:p text:style-name="P2"><text:span text:style-name="T16">–</text:span> Кто <text:span text:style-name="T16">—</text:span> она? <text:span text:style-name="T16">–</text:span> повернулась Твайлайт.</text:p>
      <text:p text:style-name="P2"><text:soft-page-break/><text:span text:style-name="T16">–</text:span> Её Высочество, принцесса Селестия...</text:p>
      <text:p text:style-name="P2"/>
      <text:p text:style-name="P2"><text:span text:style-name="T16">&lt;</text:span><text:span text:style-name="T22">Подходя к замку Принцесс, Дэш рассказывает Максу обо сне, который она утаила - с Леро.</text:span><text:span text:style-name="T16">&gt;</text:span> </text:p>
      <text:p text:style-name="P2"/>
      <text:p text:style-name="P2"><text:span text:style-name="T16">&lt;</text:span><text:span text:style-name="T22">Кто следующий готов рассказывать?</text:span></text:p>
      <text:p text:style-name="P42">Пинки дёрнулась на месте, но промолчала.</text:p>
      <text:p text:style-name="P2"><text:span text:style-name="T24">–</text:span><text:span text:style-name="T22"> Я расскажу, - шагнула вперёд радужная пегаска. </text:span><text:span text:style-name="T24">–</text:span><text:span text:style-name="T22"> Хотя вряд ли ты узнаешь что-то полезное. Там галиматья какая-то…</text:span><text:span text:style-name="T16">&gt;</text:span></text:p>
      <text:p text:style-name="P2"/>
      <text:p text:style-name="P2"><text:span text:style-name="T16">&lt;</text:span><text:span text:style-name="T22">Сон РД:</text:span></text:p>
      <text:p text:style-name="P42">...Неприятный зудящий звук, включается картинка. /сюжет из праздника падающих листьев (РД наблюдает саму себя) <text:span text:style-name="T16">–</text:span> original story <text:span text:style-name="T1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6">—</text:span> Эгрегора Эквестрии. Сфера рябит и дрожит, её изображение двоится, троится и множится.</text:p>
      <text:p text:style-name="P42">После рассказа РД рассказывает Пинки. При расказе становится ясно её безумие <text:span text:style-name="T16">—</text:span> она становится Пинкаминой из-за её сна <text:span text:style-name="T16">—</text:span> “Кексиков”. Также она видит во сне центр Эгрегора Эквестрии <text:span text:style-name="T16">—</text:span> Селестию. И она видит, как Селестия превращается в набор цифр и уходит в экран <text:span text:style-name="T16">—</text:span> в мир Терры.</text:p>
      <text:p text:style-name="P42">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4">—</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22"> Эгрегором Эквестрии. После чего пееренос на Землю на 10 лет назад. Начало написания “Последнего фанфика”.</text:span><text:span text:style-name="T16">&gt;</text:span></text:p>
      <text:p text:style-name="P28"/>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25"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6">–</text:span> У-у-у <text:span text:style-name="T1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16">–</text:span> Странно, я думала, буду последней. Ведь я опоздала на двадцать минут, а Флатти и Эй-Джей не любят опаздывать.<text:span text:style-name="T16">&lt;</text:span><text:span text:style-name="T23">Привести эти же фразы в оригинале</text:span><text:span text:style-name="T16">&gt;</text:span></text:p>
      <text:p text:style-name="P2"><text:span text:style-name="T16">–</text:span> Он<text:span text:style-name="T1">и</text:span> не придут. <text:span text:style-name="T16">–</text:span> Твайлайт закрыла фолиант и аккуратно вернула его на полку. <text:span text:style-name="T1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16">&lt;</text:span><text:span text:style-name="T22">… В открывшемся шкафчике я увидел ряд вычурных бутылок и пузатых графинчиков. Их содержимое не вызывало у меня никаких сомнений.</text:span></text:p>
      <text:p text:style-name="P42"><text:span text:style-name="T16">–</text:span> Иногда хочется забыться, <text:span text:style-name="T16">–</text:span> перехватила мой взгляд Селестия, <text:span text:style-name="T16">–</text:span> а от сидра “улетаешь” не так далеко. И выпить его нужно намного больше, чем вина. После <text:s/>этого возникают определённые… хм… неудобства.</text:p>
      <text:p text:style-name="P42"><text:span text:style-name="T16">–</text:span> А водку у вас принято пить?</text:p>
      <text:p text:style-name="P2"><text:span text:style-name="T24">–</text:span><text:span text:style-name="T22"> Некоторые употребляют. Но правительница Эквестрии, пьющая водку </text:span><text:span text:style-name="T23">—</text:span><text:span text:style-name="T22"> это уже черезчур. </text:span><text:span text:style-name="T24">–</text:span><text:span text:style-name="T22"> Засмеялась Селестия. </text:span><text:span text:style-name="T24">–</text:span><text:span text:style-name="T22"> Не то, чтобы я не смогла справиться с последствиями опьянения, но поползут слухи, кривотолки… Со сплетнями не смогу справиться даже я.</text:span><text:span text:style-name="T1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6">–</text:span> Знакомься, Макс, <text:span text:style-name="T16">–</text:span> начала представлять человека Твайлайт. <text:span text:style-name="T16">–</text:span> Это Пинки Пай…</text:p>
      <text:p text:style-name="P2"><text:span text:style-name="T16">–</text:span> Очень приятно, Макс.</text:p>
      <text:p text:style-name="P34">“Макс? Его зовут Макс? Я помню его под другим именем. У него было двухсложное имя. Не помню…”</text:p>
      <text:p text:style-name="P2"><text:span text:style-name="T16">–</text:span> Рэрити. <text:span text:style-name="T16">–</text:span> Твайлайт представила светло-серую единорожку, которая чуть склонила голову в приветствии.</text:p>
      <text:p text:style-name="P2"><text:span text:style-name="T16">–</text:span> Макс. <text:span text:style-name="T16">–</text:span> <text:span text:style-name="T1">к</text:span>ивнул ей в ответ человек.</text:p>
      <text:p text:style-name="P34">“И волосы у него были длинные… И была шерсть на лице… Но глаза - глаза те же…”</text:p>
      <text:p text:style-name="P2">Макс повернулся к ней.</text:p>
      <text:p text:style-name="P2"><text:span text:style-name="T16">–</text:span> Рэйнбоу Дэш. <text:span text:style-name="T16">–</text:span> <text:span text:style-name="T1">п</text:span>редставилась Дэш, всё ещё пытаясь вспомнить нечто ускользающее.</text:p>
      <text:p text:style-name="P2"><text:span text:style-name="T16">–</text:span> Макс. <text:span text:style-name="T16">–</text:span> <text:span text:style-name="T1">з</text:span>акончил представляться человек.</text:p>
      <text:p text:style-name="P34">“Леро! Его звали Леро!”</text:p>
      <text:p text:style-name="P2">Картинка перед глазами Дэш поплыла…</text:p>
      <text:p text:style-name="P2"/>
      <text:h text:style-name="P125"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16">–</text:span> Ну это мы ещё посмотрим, <text:span text:style-name="T16">–</text:span> сцепив зубы, зло прищурилась пегаска.</text:p>
      <text:p text:style-name="P2"/>
      <text:h text:style-name="P125"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6">&lt;</text:span><text:span text:style-name="T22">Концепция абсолютного зла. Вычеркнуть кого-то из бытия.</text:span></text:p>
      <text:p text:style-name="P2"><text:span text:style-name="T22">Пока идёт борьба за вычёркивание </text:span><text:span text:style-name="T23">—</text:span><text:span text:style-name="T22"> это вычёркивание является злом. Но когда вычёркивание произошло, зло исчезает </text:span><text:span text:style-name="T23">—</text:span><text:span text:style-name="T22"> т.к. вычеркнутого никогда не было, о нём никто не знает. Никто </text:span><text:span text:style-name="T23">—</text:span><text:span text:style-name="T22"> даже вычёркивающий</text:span><text:span text:style-name="T16">&gt;</text:span></text:p>
      <text:p text:style-name="P2"/>
      <text:h text:style-name="P125" text:outline-level="2">Четвёртый сон РД. Объединяющий</text:h>
      <text:p text:style-name="P2"/>
      <text:p text:style-name="P2">Рэйнбоу Дэш встала и посмотрела на застывшее внизу тело.</text:p>
      <text:p text:style-name="P34">“Значит, всё. Вот как это бывает.”</text:p>
      <text:p text:style-name="P2">Она расправила левое крыло.</text:p>
      <text:p text:style-name="P3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6">&lt;</text:span><text:span text:style-name="T23">Именно эту сферу (уменьшеную до глобуса) покажет Анакорн Максу во время беседы</text:span><text:span text:style-name="T16">&gt;</text:span> Казалось, сфера хочет разлететься на тысячи подобных сфер, но какая-то сила удерживает их вместе…</text:p>
      <text:p text:style-name="P5">***</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16">–</text:span> Пинки, что с тобой? <text:span text:style-name="T16">–</text:span> Твайлайт склонилась над розовой пони. <text:span text:style-name="T16">–</text:span> У тебя волосы распрямились. И поседели.</text:p>
      <text:p text:style-name="P2"><text:span text:style-name="T16">–</text:span> Как поседели?! <text:span text:style-name="T16">–</text:span> <text:span text:style-name="T1">в</text:span>оскликнула Рэрити, тоже склоняясь над Пинки. <text:span text:style-name="T16">–</text:span> Дорогая, но ты слишком молода для седины! Я могу порекомендовать тебе очень хороший лосьон…</text:p>
      <text:p text:style-name="P2"><text:span text:style-name="T16">–</text:span> Дайте ей рассказать сон, <text:span text:style-name="T16">–</text:span> протиснулась между подруг РД. <text:span text:style-name="T16">–</text:span> Что ты…</text:p>
      <text:p text:style-name="P2"><text:span text:style-name="T16">–</text:span> А<text:span text:style-name="T1">АА</text:span>!!! <text:span text:style-name="T16">–</text:span> Пинки тонко вскрикнула и затряслась, глядя на РД полными ужаса глазами.</text:p>
      <text:p text:style-name="P2"><text:span text:style-name="T16">–</text:span> Ты чего? <text:span text:style-name="T1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6">–</text:span> Пинки, дорогая, успокойся, <text:span text:style-name="T16">–</text:span> успокоительно проворковала Рэрити, заслонив РД и принявшись обтирать ей лоб влажным полотенцем, <text:span text:style-name="T16">–</text:span> что бы это ни было, оно уже прошло. Ты проснулась.</text:p>
      <text:p text:style-name="P2"><text:span text:style-name="T16">–</text:span> Если тебе тяжело вспоминать сон, не мучайся, <text:span text:style-name="T16">–</text:span> обратилась Твайлайт.</text:p>
      <text:p text:style-name="P2"><text:span text:style-name="T16">–</text:span> Мне не тяжело, - пробормотала Пинки. Вид Рэрити её явно успокаивал. <text:span text:style-name="T1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6">–</text:span> Постой-постой, Пинки. Кто <text:span text:style-name="T1">—</text:span> она? Какое облако? Какая открытая дверь? <text:span text:style-name="T16">–</text:span> <text:span text:style-name="T1">з</text:span>апуталась Твайлайт.</text:p>
      <text:p text:style-name="P2"><text:span text:style-name="T16">–</text:span> Там была дверь. Неподалёку от шара. Или окно <text:span text:style-name="T1">—</text:span> не помню. В него прыгали пони из шара. И туда улетела Она в виде облака цифр. <text:span text:style-name="T16">–</text:span> Пинки растерялась и наморщила лоб, пытаясь вспомнить.</text:p>
      <text:p text:style-name="P2"><text:soft-page-break/><text:span text:style-name="T16">–</text:span> А кто такая “Она”? <text:span text:style-name="T16">–</text:span> не выдержала Дэш.</text:p>
      <text:p text:style-name="P2"><text:span text:style-name="T16">– </text:span><text:span text:style-name="T1">ААА</text:span>!!! <text:span text:style-name="T16">–</text:span> Пинки бросила взгляд на РД и забилась в истерике. <text:span text:style-name="T16">–</text:span> Дэш, пожалуйста, я не хотела! Это не я, я не могла! Просто не могла, пойми! Прости меня! <text:span text:style-name="T16">–</text:span> Розовая кобылка в беспамятстве опустилась на пол, закрывая глаза копытами.</text:p>
      <text:p text:style-name="P2"><text:span text:style-name="T16">–</text:span> Это неестественные страдания. <text:span text:style-name="T16">–</text:span> пробормотала Твайлайт. <text:span text:style-name="T16">–</text:span> Пинки никогда не впадала в отчаяние НАСТОЛЬКО глубоко. И по такому пустячному поводу, как какой-то сон.</text:p>
      <text:p text:style-name="P2"><text:span text:style-name="T16">–</text:span> Бедняжка, <text:span text:style-name="T16">–</text:span> прошептала Рэрити, <text:span text:style-name="T16">–</text:span> у неё сейчас вид как у <text:span text:style-name="T16">&lt;</text:span><text:span text:style-name="T22">сумасшедшей кобылы</text:span><text:span text:style-name="T1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6">–</text:span> Мда. <text:span text:style-name="T16">–</text:span> Твайлайт беспомощно уставилась в закрывшуюся дверь. <text:span text:style-name="T16">–</text:span> Индрэ не предупреждал о таких последствиях <text:span text:style-name="T16">&lt;</text:span><text:span text:style-name="T22">добавить сочувствия</text:span><text:span text:style-name="T16">&gt;</text:span>.</text:p>
      <text:p text:style-name="P2"/>
      <text:p text:style-name="P2"><text:span text:style-name="T16">&lt;</text:span><text:span text:style-name="T22">После этого случая Тавйлайт решает прекратить сеансы двойного сна. Сеанса с ЭйДжей и Флатти не будет</text:span><text:span text:style-name="T16">&gt;</text:span></text:p>
      <text:p text:style-name="P2"/>
      <text:h text:style-name="P125" text:outline-level="2">Исчезновение Селестии</text:h>
      <text:p text:style-name="P42">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23">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23">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5" text:outline-level="2">Поиск решения</text:h>
      <text:p text:style-name="P88"/>
      <text:p text:style-name="P2"><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text:span text:style-name="T16">&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28"/>
      <text:p text:style-name="P2"><text:span text:style-name="T16">&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2"> Луна создаёт обратный коридор в срок.</text:span><text:span text:style-name="T16">&gt;</text:span></text:p>
      <text:p text:style-name="P2"/>
      <text:h text:style-name="P12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23">Дуглас </text:span><text:span text:style-name="T24">—</text:span><text:span text:style-name="T23"> </text:span><text:span text:style-name="T24">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28"/>
      <text:p text:style-name="P2"><text:span text:style-name="T16">&lt;</text:span><text:span text:style-name="T22">высоко летать нельзя из-за молний</text:span><text:span text:style-name="T16">&gt;</text:span></text:p>
      <text:p text:style-name="P28"/>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22">двухмесячной</text:span><text:span text:style-name="T16">&gt;</text:span> давности осталось лишь направление движения.</text:p>
      <text:p text:style-name="P2">И опять, как <text:span text:style-name="T16">&lt;</text:span><text:span text:style-name="T22">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22">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5"><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22">Поиски Селестии — сюжет:</text:span></text:p>
      <text:p text:style-name="P42">Базовое положение: Селестия физически находится на компе Влада в соседнем с максовым доме, в качестве этической подпрограммы к Нексусу.</text:p>
      <text:p text:style-name="P42">Кратко:</text:p>
      <text:p text:style-name="P4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2">Эпизод 1:</text:p>
      <text:p text:style-name="P4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2">…</text:p>
      <text:p text:style-name="P42">Итого:</text:p>
      <text:p text:style-name="P4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2"><text:soft-page-break/>Эпизод 3.5 (необязательный): День из жизни Дискорда (впечатления от нового мира, интерес путешествия, нежелание возвращаться).</text:p>
      <text:p text:style-name="P4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2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22">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34">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22">Не следует противопоставлять злу ещё большее зло - это только усилит его — </text:span><text:span text:style-name="T23">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22">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5">***</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22">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8"/>
      <text:p text:style-name="P2"><text:span text:style-name="T16">&lt;</text:span><text:span text:style-name="T22">расписать подробнее. Дискорд на миг должен сбросить маску и предстать древним необъяснимым </text:span><text:soft-page-break/><text:span text:style-name="T22">существом, мораль им этика которого совершенно чужда людям и пони, а его дурашливость - только маска.</text:span><text:span text:style-name="T16">&gt;</text:span></text:p>
      <text:p text:style-name="P2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5"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22">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22">расширить</text:span><text:span text:style-name="T1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22">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22">пять</text:span><text:span text:style-name="T16">&gt;</text:span>длинную прореху в куртке, <text:span text:style-name="T16">&lt;</text:span><text:span text:style-name="T22">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22">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22">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22">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22">улучшить</text:span><text:span text:style-name="T16">&gt;</text:span>. А тот случай, когда мне пришлось зашивать тебе куртку после нападения убийц <text:span text:style-name="T16">&lt;</text:span><text:span text:style-name="T22">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5" text:outline-level="2">След?</text:h>
      <text:p text:style-name="P88"/>
      <text:p text:style-name="P2"><text:span text:style-name="T16">&lt;</text:span><text:span text:style-name="T22">сначала эпизод - проверка сумки в серверной</text:span><text:span text:style-name="T16">&gt;</text:span></text:p>
      <text:p text:style-name="P2"><text:span text:style-name="T16">&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22">“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text:span text:style-name="T16">&lt;</text:span><text:span text:style-name="T22">расширить. Перед кафешкой - диалог с Флатти и ЭйДжей. Все думают, что наконец-то нашли Селестию. Все ликуют</text:span><text:span text:style-name="T16">&gt;</text:span></text:p>
      <text:p text:style-name="P2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22">Расширить сцену в кафе. Ожидание, подьём и… падение ожиданий</text:span><text:span text:style-name="T16">&gt;</text:span></text:p>
      <text:p text:style-name="P2"/>
      <text:p text:style-name="P5">***</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22">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5" text:outline-level="2">Озарение</text:h>
      <text:p text:style-name="P2"/>
      <text:p text:style-name="P2"><text:span text:style-name="T16">&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73"/>
      <text:p text:style-name="P7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3"/>
      <text:p text:style-name="P70">Разговор не клеился.</text:p>
      <text:p text:style-name="P7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3"><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3"><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3"><text:span text:style-name="T16">– </text:span>Ну хорошо. Убедила. В конце-концов, можем поступить так. Вы с Флатти вернётесь обратно а я продолжу поиски здесь.</text:p>
      <text:p text:style-name="P73"><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73"><text:span text:style-name="T16">– </text:span>Вы можете связываться со мной раз в месяц по коридору.</text:p>
      <text:p text:style-name="P73"><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3"><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3">Эпплджек недоверчиво хмыкнула.</text:p>
      <text:p text:style-name="P73"><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3"><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3"><text:span text:style-name="T16">– </text:span>Конечно оставаться. Кто ещё, кроме нас, может найти её?</text:p>
      <text:p text:style-name="P73"><text:span text:style-name="T16">– </text:span>Я думал, ты не сможешь оставить Энджела и всех остальных надолго.</text:p>
      <text:p text:style-name="P73"><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8"><text:span text:style-name="T16">– </text:span>Извини, Флаттершай, забылся.</text:p>
      <text:p text:style-name="P78"><text:span text:style-name="T16">– </text:span>Та ладно, я ж не против, – возразила Эпплджек. – Не парься, Флатти. Было б хуже, если б он <text:s/>назвал меня Эпплджек на людях.</text:p>
      <text:p text:style-name="P78"><text:span text:style-name="T16">– </text:span>Ты так... – запнулась Флаттершай. – Так быстро забыла свою ферму. И...</text:p>
      <text:p text:style-name="P78"><text:soft-page-break/><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8"><text:span text:style-name="T16">– </text:span>Как ты можешь так говорить? – расплакалась Флаттершай.</text:p>
      <text:p text:style-name="P78"><text:span text:style-name="T16">– </text:span>Эй, девушки, не ссорьтесь! Мы — одна команда! И надеюсь, останемся ею и в дальнейшем. </text:p>
      <text:list xml:id="list1019519447805830640" text:style-name="L5">
        <text:list-header>
          <text:p text:style-name="P11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8"><text:span text:style-name="T16">– </text:span>А если нет? – Эпплджек смотрела мне мне прямо в глаза.</text:p>
      <text:list xml:id="list185553143483806" text:continue-numbering="true" text:style-name="L5">
        <text:list-header>
          <text:p text:style-name="P116">Я молча пожал плечами. Эпплджек уверенно продолжила.</text:p>
        </text:list-header>
      </text:list>
      <text:p text:style-name="P78"><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8"><text:span text:style-name="T16">– </text:span>Спасибо, ЭйДжей.</text:p>
      <text:p text:style-name="P78"><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554289197405" text:continue-numbering="true" text:style-name="L5">
        <text:list-header>
          <text:p text:style-name="P116">Флаттершай пробормотала нечто, показавшееся мне знакомым.</text:p>
        </text:list-header>
      </text:list>
      <text:p text:style-name="P78"><text:span text:style-name="T16">– </text:span>Флатти, ты что-то сказала? Я не расслышал.</text:p>
      <text:p text:style-name="P78"><text:span text:style-name="T16">– </text:span>Намерение Изменяет Реальность.</text:p>
      <text:p text:style-name="P78"><text:span text:style-name="T16">– </text:span>Эээ. А где ты слышала эту фразу, если не секрет?</text:p>
      <text:p text:style-name="P78"><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553273600386" text:continue-numbering="true" text:style-name="L5">
        <text:list-header>
          <text:p text:style-name="P116">У меня как будто вспыхнула лампочка в мозгу. Кирпичики быстро выстраивались в целостную картину. Я ринулся в прихожую.</text:p>
        </text:list-header>
      </text:list>
      <text:p text:style-name="P78"><text:span text:style-name="T16">– </text:span>Флатти, ЭйДжей, буду через час. Ждите!</text:p>
      <text:p text:style-name="P73"/>
      <text:h text:style-name="P124" text:outline-level="2">Почти.</text:h>
      <text:p text:style-name="P86"/>
      <text:p text:style-name="P78">В офисе меня встретил лыбящийся Стас.</text:p>
      <text:p text:style-name="P7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8">Я уставился на Стаса и он, захлёбываясь от торопливости, начал <text:span text:style-name="T16">расказывать</text:span>.</text:p>
      <text:p text:style-name="P7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8">– Ты его уничтожил?</text:p>
      <text:p text:style-name="P78">– Кого?</text:p>
      <text:p text:style-name="P78">– Этический модуль. Селестию.</text:p>
      <text:p text:style-name="P78"><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8">– Ты его уничтожил?</text:p>
      <text:p text:style-name="P7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8">– То есть, на домашнем компьютере Влада модуль работает и дальше?</text:p>
      <text:p text:style-name="P78">– Ага. К нему-то у меня доступа нету. Но в кластер к Нексусу он больше не пролезет.</text:p>
      <text:p text:style-name="P78">– Спасибо, Стас. Ты молодец.</text:p>
      <text:p text:style-name="P78">Ниточка, чуть было не прервавшаяся в офисе, повела в квартиру Влада.</text:p>
      <text:p text:style-name="P78"/>
      <text:h text:style-name="P124" text:outline-level="2">Дискорд</text:h>
      <text:p text:style-name="P88"/>
      <text:p text:style-name="P86">Девушки поспешно собирались, пока я растолковывал им задачу.</text:p>
      <text:p text:style-name="P86"><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6"><text:span text:style-name="T16">– </text:span>Это тот твой приятель, который разбился с полгода назад? – спросила Эпплджек.</text:p>
      <text:p text:style-name="P86"><text:span text:style-name="T16">– </text:span>Да, это он.</text:p>
      <text:p text:style-name="P86"><text:span text:style-name="T16">– </text:span>А как мы попадём в его квартиру? Там сейчас кто-то живёт? – Флаттершай прыгала на одной ноге, натягивая кед.</text:p>
      <text:p text:style-name="P86"><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7">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8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22">Плохо написано!</text:span><text:span text:style-name="T16">&gt;</text:span></text:p>
      <text:p text:style-name="P87">Я поднёс брелок пропуска к домофону, но дверь подъезда не открылась. Замигала красная лампочка и зажужжал зуммер.</text:p>
      <text:p text:style-name="P87">Я выругался.</text:p>
      <text:p text:style-name="P87"><text:span text:style-name="T16">– </text:span>Макс, что случилось? У нас проблемы?</text:p>
      <text:p text:style-name="P87"><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7"><text:soft-page-break/><text:span text:style-name="T16">– </text:span>Так что, будем ломать дверь? – Эпплджек критически осмотрелась, подмечая бабулек на лавочке и зевак во внутреннем скверике.</text:p>
      <text:p text:style-name="P87"><text:span text:style-name="T16">– </text:span>Нет нужды. Лучше станьте-ка сзади меня так, чтобы заслонить от этих бабулек и от вооон той камеры наблюдения.</text:p>
      <text:list xml:id="list8329842739727687318" text:style-name="L6">
        <text:list-header>
          <text:p text:style-name="P11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8">Раздался лёгкий «кряк» и дверь подалась.</text:p>
      <text:p text:style-name="P104"><text:span text:style-name="T16">– </text:span>Девушки, заходим.</text:p>
      <text:p text:style-name="P7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8">Прихожая встретила нас толстым слоем пыли. Мы тихонько прошли внутрь и я закрыл дверь изнутри.</text:p>
      <text:p text:style-name="P73"><text:span text:style-name="T1">Компьютер</text:span> стоял там же, где и обычно <text:span text:style-name="T1">— в личном кабинете Влада на столе у окна.</text:span></text:p>
      <text:p text:style-name="P104"><text:span text:style-name="T16">– </text:span>Макс, тут окно разбито! И верёвка какая-то висит. – крикнула Флаттершай из кухни.</text:p>
      <text:p text:style-name="P104"><text:span text:style-name="T16">– </text:span>Оставь, Флатти, не сейчас! – отмахнулся я.</text:p>
      <text:p text:style-name="P110">Лампочка питания на ноутбуке горела, <text:s/>но подключенный монитор оставался тёмным. Я постучал по пробелу, но безрезультатно.</text:p>
      <text:p text:style-name="P104"><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4"><text:span text:style-name="T16">– </text:span>Монитор выключен. – <text:s/>раздалось из угла. Кресло с высокой спинкой повернулось, открыв нашим взорам Дискорда. </text:p>
      <text:p text:style-name="P10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4">Он приподнял панамку, дурашливо здороваясь.</text:p>
      <text:p text:style-name="P104"><text:span text:style-name="T16">– </text:span>Оп-па! – пробормотала Эпплджек. – Нежданчик!</text:p>
      <text:p text:style-name="P104"><text:span text:style-name="T16">– </text:span>Ты, я вижу, времени не терял, – моя рука под прикрытием стола медленно тянулась к тяжёлой фарфоровой кружке, стоящей на краю.</text:p>
      <text:p text:style-name="P89"><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9"><text:soft-page-break/><text:span text:style-name="T16">– </text:span>А почему ты вообще решил искать нас тут? – спросила Эпплджек. – Приехал бы домой. Мы б тебя чаем напоили.</text:p>
      <text:p text:style-name="P89"><text:span text:style-name="T16">–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9"><text:span text:style-name="T16">– </text:span>С кем это вы тут разговариваете?</text:p>
      <text:list xml:id="list2369599716297704605" text:style-name="L7">
        <text:list-header>
          <text:p text:style-name="P12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9">– Жанна, Флатти, хватайте ноут и на выход! Я с ним разберусь! Не теряйте вре...!</text:p>
      <text:p text:style-name="P89">– ТЫ ИДИО...!!!</text:p>
      <text:p text:style-name="P89">Дискорд <text:s/>зорал одновременно со мной, прикрываясь от меня руками, когда раздался оглушительный</text:p>
      <text:p text:style-name="P89">...</text:p>
      <text:p text:style-name="P90">БАХ!!!</text:p>
      <text:p text:style-name="P89">…</text:p>
      <text:p text:style-name="P89">Эпплджек с <text:s/>нервным всхлипом опустила толстенный том «Энтерпрайз-паттернов» , издание девятое, дополненное.</text:p>
      <text:p text:style-name="P104">На лице Дискорда появилось удивлённо-мечтательное выражение и он вырубился.</text:p>
      <text:p text:style-name="P104"/>
      <text:h text:style-name="P125" text:outline-level="2">Селестия</text:h>
      <text:p text:style-name="P104"/>
      <text:p text:style-name="P104">Включенный монитор показал схематическое изображение Селестиии, </text:p>
      <text:p text:style-name="P105">&gt;\<text:span text:style-name="T1">Привет, Селестия. Это Макс. Как себя чувствуешь?</text:span></text:p>
      <text:p text:style-name="P105">&lt;\<text:span text:style-name="T1">Макс? МАКС??? МА-А-А-АКС!!! НАКОНЕЦ-ТО! КАК Я РАДА ТЕБЯ СЛЫШАТЬ! </text:span></text:p>
      <text:p text:style-name="P105">&gt;\<text:span text:style-name="T1">Я рад, что нашёл тебя, Тия.</text:span></text:p>
      <text:p text:style-name="P10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5">&gt;\<text:span text:style-name="T1">Тия, я сейчас подключу микрофон и колонки, и мы сможем общаться более удобно.</text:span></text:p>
      <text:p text:style-name="P104">…</text:p>
      <text:p text:style-name="P104">– Привет опять. Как ты меня слышишь?</text:p>
      <text:p text:style-name="P10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5">– <text:span text:style-name="T1">Могу себе представить. Как-то раз я провёл три часа камере сенсорной депривации. Мне не понравилось.</text:span></text:p>
      <text:p text:style-name="P104">– Эммм... Ваше Высочество, вы в порядке? Мы так рады, что наконец-то нашли Вас! – вклинилась в разговор Эпплджек.</text:p>
      <text:p text:style-name="P104">– Кто тут? Макс, кто ещё с тобой?</text:p>
      <text:p text:style-name="P105"><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5"><text:soft-page-break/>– <text:span text:style-name="T1">Девочки? Я рада вас слышать. А Твайлайт нет рядом?</text:span></text:p>
      <text:p text:style-name="P10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4">При этих словах Дискорд замычал и задёргался. Эпплджек нахмурилась и проверила верёвки, привязывающие его к спинке стула.</text:p>
      <text:p text:style-name="P10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4">– Ноутбук — так называется место, где я нахожусь сейчас? А кто это мычит?</text:p>
      <text:p text:style-name="P10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4">– О, духи предков, но зачем??? Почему у него кляп во рту?</text:p>
      <text:p text:style-name="P104">– Мы связали его. Он нас предал. И тебя. И Эквестрию. Всех.</text:p>
      <text:p text:style-name="P104">При этих словах Эпплджек и Флаттершай непонимающе уставились на меня, а Дискорд протестующе замычал.</text:p>
      <text:p text:style-name="P104">Я начал рассказывать о своих догадках, и непонимающее выражение на лицах девушек сменилось удивлением.</text:p>
      <text:p text:style-name="P10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4">– А зачем тогда ты приложила его книгой? – непонимающе уставился я на неё.</text:p>
      <text:p text:style-name="P104">– Потому что ты напал на него. Я и подумала — тебе виднее. И подсобила.</text:p>
      <text:p text:style-name="P104">Флаттершай отрицающе мотнула головой.</text:p>
      <text:p text:style-name="P104">– Не может Дискорд быть предателем. Он мой друг.</text:p>
      <text:p text:style-name="P104">Дискорд благодарственно замычал и закивал головой.</text:p>
      <text:p text:style-name="P10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4">Дискорд завёл глаза на лоб и обречённо завыл.</text:p>
      <text:p text:style-name="P104">– Макс, постой. Дай мне поговорить с ним. – сказала Селестия. – Не могу поверить, что Дискорд на такое пошёл.</text:p>
      <text:p text:style-name="P104">– Ну хорошо. Поговори. Послушаем, что он скажет.</text:p>
      <text:p text:style-name="P104">Я красноречиво покачал кулак перед его носом и вытащил кляп.</text:p>
      <text:p text:style-name="P104">...</text:p>
      <text:p text:style-name="P95">– Ффы, тьфу, пффф, пфу! <text:span text:style-name="T16">&lt;</text:span><text:span text:style-name="T22">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text:soft-page-break/>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23">сюда можно вставить похождения Дискорда — вторая неопубликованная глава. Первая — секс с Селестией</text:span>&gt;</text:p>
      <text:p text:style-name="P96">***</text:p>
      <text:p text:style-name="P99"><text:soft-page-break/>–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18">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99">– И что? – продолжила его мысль Эпплджек.</text:p>
      <text:p text:style-name="P99">– Эквестрийские <text:span text:style-name="T16">&lt;</text:span><text:span text:style-name="T22">три месяца</text:span><text:span text:style-name="T16">&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text:soft-page-break/>–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95"/>
      <text:h text:style-name="P125"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16">&lt;</text:span><text:span text:style-name="T22">полгода</text:span><text:span text:style-name="T16">&gt;</text:span> назад своим проходом в Эквестрию.</text:p>
      <text:p text:style-name="P95">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0" text:outline-level="1">Беседа за столиком в ночи</text:h>
      <text:p text:style-name="P75">Из-за заинтересованности Эквуса в Максе, тому не приходится прилагать усилий для 34 — на что ему указывает Анакорн</text:p>
      <text:p text:style-name="P7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73"><text:span text:style-name="T1">– </text:span>Анакорн. <text:span text:style-name="T1">– о</text:span>трекомендовался он. <text:span text:style-name="T16">– </text:span><text:span text:style-name="T1">Демиург.</text:span></text:p>
      <text:p text:style-name="P73"><text:span text:style-name="T1">– </text:span>П-привет. Макс. <text:span text:style-name="T1">– в</text:span> смятении представился я.</text:p>
      <text:p text:style-name="P7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8"><text:soft-page-break/></text:p>
      <text:p text:style-name="P73"><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8"/>
      <text:p text:style-name="P7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3"><text:span text:style-name="T1">Юноша</text:span> закинул ногу за ногу и пытливо смотрел на меня, играя карандашём .</text:p>
      <text:p text:style-name="P73">Я совсем запутался.</text:p>
      <text:p text:style-name="P73"><text:span text:style-name="T1">– </text:span>Какая проблема? Какое решение? Кто ты <text:span text:style-name="T1">вообще</text:span>?</text:p>
      <text:p text:style-name="P73"><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7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8">– Стоп, не торопись. – у меня голова пошла кругом от информации. – Я ничего не понял. Какие-такие проблемы? Какие варианты? Зачем его поддерживать?</text:p>
      <text:p text:style-name="P78">Анакорн недовольно поморщился, но продолжил.</text:p>
      <text:p text:style-name="P7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8"><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8">На голограмме появилась солнечная система Эквуса. Почему-то в центре системы был сам Эквус. Вокруг него вращались солнце и луна.</text:p>
      <text:p text:style-name="P78">Анакорн плюхнулся обратно в кресло и схватился за голову. Потом, немного успокоившись, продолжил.</text:p>
      <text:p text:style-name="P7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8">Анакорн отпил из стакана и продолжил.</text:p>
      <text:p text:style-name="P7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23">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8">Анакорн постучал по столику указкой. Солнечная система увеличилась, оставив в поле зрения только шар Эквуса.</text:p>
      <text:p text:style-name="P7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80">Ко мне наконец-то пришло понимание ситуации.</text:p>
      <text:p text:style-name="P8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8"><text:soft-page-break/>Анакорн смутился.</text:p>
      <text:p text:style-name="P7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8">(<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8"><text:span text:style-name="T20">– Сам ты раздолбай! – произнёс, наконец, Свирл</text:span>)</text:p>
      <text:p text:style-name="P78">… И создали вы его достаточно топорно — видишь, он трещит по швам.</text:p>
      <text:p text:style-name="P78">– Хмм. То есть, это брони создали Эквус?</text:p>
      <text:p text:style-name="P7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8">Я вспомнил события последнего года <text:span text:style-name="T16">&lt;</text:span>упомянуть в эпизоде на Терре, что МЛП-сериал закрылся год назад<text:span text:style-name="T16">&gt;</text:span></text:p>
      <text:p text:style-name="P7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8">Анакорн с такой силой сжал карандаш, что он хрустнул.</text:p>
      <text:p text:style-name="P7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5">– </text:p>
      <text:p text:style-name="P7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0">– Верни Рэйнбоу!!!</text:p>
      <text:p text:style-name="P80">Обломки карандаша выпали из кулака Анакорна на столик.</text:p>
      <text:p text:style-name="P80">– Э-э-э… м-м-м… ну-у-у... Нельзя сказать, что это совсем невыполнимо… Но, прямо скажу, задачка не для студента!</text:p>
      <text:p text:style-name="P80">– А ты студент?</text:p>
      <text:p text:style-name="P8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0">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0">– Нет. Плата остаётся неизменной. Тут мы квиты. У меня тоже мало шансов помочь тебе — я не имею ни малейшего понятия, как это сделать.</text:p>
      <text:p text:style-name="P80">Ставшие почти прозрачными стены комнаты снова обрели материальность. Анакорн пожал плечами и протянул мне руку через столик.</text:p>
      <text:p text:style-name="P8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0">Я задумался.</text:p>
      <text:p text:style-name="P8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0">Анакорн почесал в затылке.</text:p>
      <text:p text:style-name="P80">– А кьютимарки? Как, <text:span text:style-name="T16">&lt;</text:span><text:span text:style-name="T24">чёрт</text:span><text:span text:style-name="T16">&gt;</text:span> меня побери, объяснить кьютимарки?</text:p>
      <text:p text:style-name="P80">– А кьютимарки ты сам даришь пони, когда распознаёшь их жизненное предназначение.</text:p>
      <text:p text:style-name="P8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0">Я пожал плечами.</text:p>
      <text:p text:style-name="P80">– А по-другому я не могу объяснить их появление. К сожалению.</text:p>
      <text:p text:style-name="P10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6"><text:soft-page-break/>– Хорошо. Уболтал. Кьютимарки беру на себя. Так и знал, что мне самое трудное достанется!</text:p>
      <text:p text:style-name="P10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6"/>
      <text:p text:style-name="P108">Да, т<text:span text:style-name="T3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9"/>
      <text:p text:style-name="P10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8"/>
      <text:p text:style-name="P106">Я опять задумался. В голове было пусто. Хотя, если подумать с точки зрения программиста, можно... Наверное можно, раз все предыдущее прокатило...</text:p>
      <text:p text:style-name="P107">–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7">– Не понял? Это как? Как ты совместишь разрушенную магическими войнами Эквестрию с романтически-сексуальным раем для попаданцев?</text:p>
      <text:p text:style-name="P107"><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7">Анакорн долго мусолил карандаш, а потом вдруг заржал.</text:p>
      <text:p text:style-name="P107"><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7"><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07">Анакорн примирительно похлопал меня по плечу.</text:p>
      <text:p text:style-name="P107"><text:span text:style-name="T16">–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7">Я подозрительно посмотрел на Анакорна.</text:p>
      <text:p text:style-name="P107"><text:span text:style-name="T16">– </text:span>Какой ещё, нафиг, «мой фанфик»? Я никакого фанфика не писал. И не собираюсь, вообще-то.</text:p>
      <text:p text:style-name="P107">Анакорн ехидно ухмыльнулся и откинулся в кресле, переплетя пальцы за затылком.</text:p>
      <text:p text:style-name="P107"><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6"><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6"><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6"><text:span text:style-name="T16">– </text:span>Факн щит<text:note text:id="ftn12" text:note-class="footnote"><text:note-citation>12</text:note-citation><text:note-body><text:p text:style-name="P10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6">Анакорн развёл руками.</text:p>
      <text:p text:style-name="P106"><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6">Анакорн, глядя на мои терзания, понимающе кивнул и продолжил.</text:p>
      <text:p text:style-name="P7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8">– Гм! Я бы попросил тебя не касаться моих отношений с Рэйнбоу!</text:p>
      <text:p text:style-name="P7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8">У меня сердце буквально ухнуло куда-то вниз, в область желудка.</text:p>
      <text:p text:style-name="P7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16">&lt;&gt;</text:span></text:p>
      <text:p text:style-name="P7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8">– Та ладно, не утешай. Я не маленький ребёнок. Долг платежом красен. Сделаю то, что ты хочешь. Как сумею.</text:p>
      <text:p text:style-name="P7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8">Анакорн наблюдал за мной без улыбки. По его нейтральному выражению лица невозможно было догадаться, о чём он думает.</text:p>
      <text:p text:style-name="P78">– Ну вот и отлично. Рад, что мы наконец-то пришли к сделке.</text:p>
      <text:p text:style-name="P8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1">– Пора закругляться. Ты начинаешь сгорать. Надо утрясти последние детали, пока ещё есть пару минут.</text:p>
      <text:p text:style-name="P78">– Валяй. Я тебя внимательно слушаю.</text:p>
      <text:p text:style-name="P7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8">– А я разве сплю?</text:p>
      <text:p text:style-name="P78">– Сейчас — нет. Но как только мы закроем сделку — проснёшься. Потому что нет иного способа вернуть тебя в реальный мир.</text:p>
      <text:p text:style-name="P78">– Эээ, постой. А как я в Эквестрию и обратно возвращался?</text:p>
      <text:p text:style-name="P7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8">Так вот, возвращать тебя обратно в твой мир я не буду. </text:p>
      <text:p text:style-name="P78">Во-первых, может возникнуть временная <text:span text:style-name="T16">&lt;</text:span><text:span text:style-name="T22">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7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8">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78">– Ты ещё увидишь пару снов на прощание. Удачи!</text:p>
      <text:p text:style-name="P78"/>
      <text:p text:style-name="P79">***</text:p>
      <text:p text:style-name="P79"/>
      <text:p text:style-name="P78">&lt;<text:span text:style-name="T2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8"/>
      <text:p text:style-name="P78">– Привет, Макс. – образ Селестии снова реял передо мной, как <text:span text:style-name="T16">&lt;</text:span><text:span text:style-name="T22">полгода</text:span><text:span text:style-name="T16">&gt;</text:span> назад. – Я хочу поблагодарить тебя за всё.</text:p>
      <text:p text:style-name="P78">– Пожалста. – ответил я безучастно. – Всегда рад. Только Вам не нужно было ТАК распинаться, чтобы заручиться моей помощью.</text:p>
      <text:p text:style-name="P78">Селестия на мгновение смутилась, но продолжила.</text:p>
      <text:p text:style-name="P78">&lt;<text:span text:style-name="T22"> - Ты морочила мне яйца, чтобы заинтересовать? Всё, как Свирл указал?</text:span></text:p>
      <text:p text:style-name="P75">–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5">Я покачал головой.</text:p>
      <text:p text:style-name="P78"><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2116548638403200949" text:style-name="L8">
        <text:list-header>
          <text:p text:style-name="P118">(<text:span text:style-name="T28">Луна — как повелительница снов, слышала разговор Макса с Анакорном</text:span>)</text:p>
          <text:p text:style-name="P119"/>
        </text:list-header>
      </text:list>
      <text:p text:style-name="P96">***</text:p>
      <text:p text:style-name="P73"><text:span text:style-name="T1">–</text:span> Ты?..</text:p>
      <text:p text:style-name="P73"><text:span text:style-name="T1">–</text:span> Ты??!</text:p>
      <text:p text:style-name="P73"><text:span text:style-name="T1">–</text:span> Ты мне снишься??</text:p>
      <text:p text:style-name="P73"><text:span text:style-name="T1">–</text:span> Это ты мне снишься!!</text:p>
      <text:p text:style-name="P73"><text:span text:style-name="T1">–</text:span> Неважно… Пусть мы друг-другу снимся… Ты как, Дэш?</text:p>
      <text:p text:style-name="P7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3"><text:span text:style-name="T1">–</text:span> И я в порядке. Вот, возвращаюсь в свой мир. Ну, не совсем в свой. Почти в свой.</text:p>
      <text:p text:style-name="P73"><text:span text:style-name="T1">–</text:span> Навсегда?</text:p>
      <text:p text:style-name="P73"><text:span text:style-name="T1">–</text:span> Скорее всего, да.</text:p>
      <text:p text:style-name="P73"><text:span text:style-name="T1">–</text:span> Это плохо. Я хотела тебе сказать…</text:p>
      <text:p text:style-name="P73"><text:span text:style-name="T1">–</text:span> Не надо, Дэш. Не стоит терзать себя. Мне тоже очень хотелось остаться. Но так надо. Мне очень жаль…</text:p>
      <text:p text:style-name="P7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3"><text:span text:style-name="T1">–</text:span> И тебя, и Твайлайт, и Рэрити, и Селестию, и всех-всех-всех… Таковы правила.</text:p>
      <text:p text:style-name="P73"><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73">Я опустил руку на шею Дэш и ощутил теплоту и лёгкое покалывание в пустоте.</text:p>
      <text:p text:style-name="P73"><text:span text:style-name="T16">–</text:span> Мне кажется, Дэш, <text:span text:style-name="T1">м</text:span>ы найдём способ связаться. Рано или поздно.</text:p>
      <text:p text:style-name="P73"><text:span text:style-name="T1">–</text:span> И лучше рано, чем поздно! Я не люблю ждать!</text:p>
      <text:p text:style-name="P73"><text:span text:style-name="T1">–</text:span> Да, Дэш. <text:span text:style-name="T1">–</text:span> её образ начал таять. <text:span text:style-name="T1">–</text:span> Да, я помню. Я всё ещё помню…</text:p>
      <text:p text:style-name="P73"><text:soft-page-break/></text:p>
      <text:h text:style-name="P125" text:outline-level="2">Земля</text:h>
      <text:p text:style-name="P76">Музыкальная тема из бегущего по лезвию бритвы — <text:span text:style-name="T16">Mission impossible</text:span></text:p>
      <text:p text:style-name="P77">&lt;Ужас возвращения из тёплого волшебного мира друзей в холодную скучную реальность.&gt;</text:p>
      <text:p text:style-name="P7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71"><text:span text:style-name="T1">Я нашарил ногами тапки и пошёл в ванную. Проходя мимо стола, зацепился взглядом за</text:span> эскиз <text:span text:style-name="T1">рисунка</text:span>.</text:p>
      <text:p text:style-name="P7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2">Доставая из стола ключи от машины, опять наткнулся взглядом на эскиз.</text:p>
      <text:p text:style-name="P7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2">Назову-ка я фантазию «Последний фанфик».</text:p>
      <text:p text:style-name="P72"/>
      <text:p text:style-name="P72"/>
      <text:p text:style-name="P72"/>
      <text:p text:style-name="P73"/>
      <text:p text:style-name="P73"/>
      <text:p text:style-name="P73"/>
      <text:p text:style-name="P73"/>
      <text:p text:style-name="P73"/>
      <text:p text:style-name="P73"/>
      <text:p text:style-name="P73"/>
      <text:p text:style-name="P7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3"/>
      <text:p text:style-name="P7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3"/>
      <text:p text:style-name="P73"/>
      <text:p text:style-name="P73"/>
      <text:p text:style-name="P73"/>
      <text:p text:style-name="P7"/>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23">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22">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2-02T18:55:52.231735521</dc:date>
    <meta:editing-duration>P47DT22H51M2S</meta:editing-duration>
    <meta:editing-cycles>2033</meta:editing-cycles>
    <meta:generator>LibreOffice/5.0.2.2$Linux_X86_64 LibreOffice_project/00m0$Build-2</meta:generator>
    <meta:document-statistic meta:table-count="0" meta:image-count="0" meta:object-count="0" meta:page-count="122" meta:paragraph-count="2539" meta:word-count="56056" meta:character-count="372496" meta:non-whitespace-character-count="316228"/>
  </office:meta>
</office:document-meta>
</file>